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Correcto" style:data-style-name="N0">
      <style:table-cell-properties style:vertical-align="automatic" fo:background-color="#C6EFCE" style:repeat-content="false"/>
      <style:paragraph-properties fo:text-align="center"/>
      <style:text-properties fo:color="#0061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808080" fo:border-right="none" style:vertical-align="middle" fo:background-color="#BFBFBF"/>
    </style:style>
    <style:style style:name="ce7" style:family="table-cell" style:parent-style-name="Default" style:data-style-name="N0">
      <style:table-cell-properties style:vertical-align="middle" fo:background-color="#D8D8D8" style:repeat-content="false"/>
      <style:paragraph-properties fo:text-align="center"/>
    </style:style>
    <style:style style:name="ce8" style:family="table-cell" style:parent-style-name="Correcto" style:data-style-name="N0">
      <style:table-cell-properties style:vertical-align="middle" fo:background-color="#C6EFCE" style:repeat-content="false"/>
      <style:paragraph-properties fo:text-align="center"/>
      <style:text-properties fo:color="#0061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14">
      <style:table-cell-properties fo:border-top="none" fo:border-bottom="none" fo:border-left="none" fo:border-right="2pt solid #808080" style:vertical-align="middle" fo:background-color="#D8D8D8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14" style:family="table-cell" style:parent-style-name="Default" style:data-style-name="N14">
      <style:table-cell-properties fo:border-top="none" fo:border-bottom="none" fo:border-left="none" fo:border-right="2pt solid #808080" style:vertical-align="middle" fo:background-color="#D8D8D8"/>
    </style:style>
    <style:style style:name="ce15" style:family="table-cell" style:parent-style-name="Default" style:data-style-name="N0">
      <style:table-cell-properties fo:border-top="none" fo:border-bottom="2pt solid #808080" fo:border-left="2pt solid #808080" fo:border-right="none" style:vertical-align="middle" fo:background-color="#A5A5A5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808080" fo:border-left="none" fo:border-right="none" style:vertical-align="middle" fo:background-color="#A5A5A5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808080" fo:border-left="none" fo:border-right="none" style:vertical-align="middle" fo:background-color="#A5A5A5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14">
      <style:table-cell-properties fo:border-top="none" fo:border-bottom="2pt solid #808080" fo:border-left="none" fo:border-right="2pt solid #808080" style:vertical-align="middle" fo:background-color="#A5A5A5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-top="2pt solid #808080" fo:border-bottom="none" fo:border-left="none" fo:border-right="none" style:vertical-align="middle" fo:background-color="#A5A5A5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808080" fo:border-bottom="none" fo:border-left="none" fo:border-right="2pt solid #808080" style:vertical-align="middle" fo:background-color="#A5A5A5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808080" fo:border-bottom="none" fo:border-left="2pt solid #808080" fo:border-right="none" style:vertical-align="middle" fo:background-color="#A5A5A5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_8_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2"/>
        <table:table-column table:style-name="co5" table:number-columns-repeated="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3">
            <text:p>Benchmark File</text:p>
          </table:table-cell>
          <table:table-cell office:value-type="string" table:style-name="ce21">
            <text:p>Input Size</text:p>
          </table:table-cell>
          <table:table-cell office:value-type="string" table:style-name="ce21">
            <text:p>1.8.7 (Gentoo)</text:p>
          </table:table-cell>
          <table:table-cell office:value-type="string" table:style-name="ce21">
            <text:p>1.8.7 (FreeBSD)</text:p>
          </table:table-cell>
          <table:table-cell office:value-type="string" table:style-name="ce22">
            <text:p>Ratio</text:p>
          </table:table-cell>
          <table:table-cell table:number-columns-repeated="4" table:style-name="ce3"/>
          <table:table-cell table:number-columns-repeated="16375"/>
        </table:table-row>
        <table:table-row table:style-name="ro2">
          <table:table-cell office:value-type="string" table:style-name="ce6">
            <text:p>macro-benchmarks/bm_cal.rb</text:p>
          </table:table-cell>
          <table:table-cell office:value-type="float" office:value="500" table:style-name="ce7">
            <text:p>500</text:p>
          </table:table-cell>
          <table:table-cell office:value-type="float" office:value="1.9898989999999999" table:style-name="ce8">
            <text:p>1.989899</text:p>
          </table:table-cell>
          <table:table-cell office:value-type="float" office:value="2.6075179999999998" table:style-name="ce9">
            <text:p>2.607518</text:p>
          </table:table-cell>
          <table:table-cell office:value-type="percentage" office:value="0.3103770593381876" table:formula="msoxl:=IF(C2&gt;D2,C2/D2,D2/C2)-1" table:style-name="ce10">
            <text:p>31.04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dirp.rb</text:p>
          </table:table-cell>
          <table:table-cell office:value-type="float" office:value="10000" table:style-name="ce7">
            <text:p>10000</text:p>
          </table:table-cell>
          <table:table-cell office:value-type="float" office:value="0.385523" table:style-name="ce8">
            <text:p>0.385523</text:p>
          </table:table-cell>
          <table:table-cell office:value-type="float" office:value="0.46466000000000002" table:style-name="ce9">
            <text:p>0.46466</text:p>
          </table:table-cell>
          <table:table-cell office:value-type="percentage" office:value="0.20527179960728681" table:formula="msoxl:=IF(C3&gt;D3,C3/D3,D3/C3)-1" table:style-name="ce10">
            <text:p>20.53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gzip.rb</text:p>
          </table:table-cell>
          <table:table-cell office:value-type="float" office:value="100" table:style-name="ce7">
            <text:p>100</text:p>
          </table:table-cell>
          <table:table-cell office:value-type="float" office:value="6.1406210000000003" table:style-name="ce8">
            <text:p>6.140621</text:p>
          </table:table-cell>
          <table:table-cell office:value-type="float" office:value="6.5276759999999996" table:style-name="ce9">
            <text:p>6.527676</text:p>
          </table:table-cell>
          <table:table-cell office:value-type="percentage" office:value="6.3031898565307776E-2" table:formula="msoxl:=IF(C4&gt;D4,C4/D4,D4/C4)-1" table:style-name="ce10">
            <text:p>6.3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10" table:style-name="ce7">
            <text:p>10</text:p>
          </table:table-cell>
          <table:table-cell office:value-type="float" office:value="3.6248999999999997E-2" table:style-name="ce8">
            <text:p>0.036249</text:p>
          </table:table-cell>
          <table:table-cell office:value-type="float" office:value="4.8286999999999997E-2" table:style-name="ce9">
            <text:p>0.048287</text:p>
          </table:table-cell>
          <table:table-cell office:value-type="percentage" office:value="0.33209191977709729" table:formula="msoxl:=IF(C5&gt;D5,C5/D5,D5/C5)-1" table:style-name="ce10">
            <text:p>33.2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20" table:style-name="ce7">
            <text:p>20</text:p>
          </table:table-cell>
          <table:table-cell office:value-type="float" office:value="0.33479799999999998" table:style-name="ce8">
            <text:p>0.334798</text:p>
          </table:table-cell>
          <table:table-cell office:value-type="float" office:value="0.43132199999999998" table:style-name="ce9">
            <text:p>0.431322</text:p>
          </table:table-cell>
          <table:table-cell office:value-type="percentage" office:value="0.28830518700828556" table:formula="msoxl:=IF(C6&gt;D6,C6/D6,D6/C6)-1" table:style-name="ce10">
            <text:p>28.8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30" table:style-name="ce7">
            <text:p>30</text:p>
          </table:table-cell>
          <table:table-cell office:value-type="float" office:value="1.366682" table:style-name="ce8">
            <text:p>1.366682</text:p>
          </table:table-cell>
          <table:table-cell office:value-type="float" office:value="1.66747" table:style-name="ce9">
            <text:p>1.66747</text:p>
          </table:table-cell>
          <table:table-cell office:value-type="percentage" office:value="0.22008631122675215" table:formula="msoxl:=IF(C7&gt;D7,C7/D7,D7/C7)-1" table:style-name="ce10">
            <text:p>22.0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40" table:style-name="ce7">
            <text:p>40</text:p>
          </table:table-cell>
          <table:table-cell office:value-type="float" office:value="3.8659370000000002" table:style-name="ce8">
            <text:p>3.865937</text:p>
          </table:table-cell>
          <table:table-cell office:value-type="float" office:value="4.5319659999999997" table:style-name="ce9">
            <text:p>4.531966</text:p>
          </table:table-cell>
          <table:table-cell office:value-type="percentage" office:value="0.17228138999678455" table:formula="msoxl:=IF(C8&gt;D8,C8/D8,D8/C8)-1" table:style-name="ce10">
            <text:p>17.2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50" table:style-name="ce7">
            <text:p>50</text:p>
          </table:table-cell>
          <table:table-cell office:value-type="float" office:value="8.8676739999999992" table:style-name="ce8">
            <text:p>8.867674</text:p>
          </table:table-cell>
          <table:table-cell office:value-type="float" office:value="9.3085920000000009" table:style-name="ce9">
            <text:p>9.308592</text:p>
          </table:table-cell>
          <table:table-cell office:value-type="percentage" office:value="4.9721945123377465E-2" table:formula="msoxl:=IF(C9&gt;D9,C9/D9,D9/C9)-1" table:style-name="ce10">
            <text:p>4.9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60" table:style-name="ce7">
            <text:p>60</text:p>
          </table:table-cell>
          <table:table-cell office:value-type="float" office:value="18.398678" table:style-name="ce8">
            <text:p>18.398678</text:p>
          </table:table-cell>
          <table:table-cell office:value-type="float" office:value="18.488883000000001" table:style-name="ce9">
            <text:p>18.488883</text:p>
          </table:table-cell>
          <table:table-cell office:value-type="percentage" office:value="4.902797907545331E-3" table:formula="msoxl:=IF(C10&gt;D10,C10/D10,D10/C10)-1" table:style-name="ce10">
            <text:p>0.4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list.rb</text:p>
          </table:table-cell>
          <table:table-cell office:value-type="float" office:value="1000" table:style-name="ce7">
            <text:p>1000</text:p>
          </table:table-cell>
          <table:table-cell office:value-type="float" office:value="5.3437999999999999E-2" table:style-name="ce8">
            <text:p>0.053438</text:p>
          </table:table-cell>
          <table:table-cell office:value-type="float" office:value="6.6346000000000002E-2" table:style-name="ce9">
            <text:p>0.066346</text:p>
          </table:table-cell>
          <table:table-cell office:value-type="percentage" office:value="0.24155095624836265" table:formula="msoxl:=IF(C11&gt;D11,C11/D11,D11/C11)-1" table:style-name="ce10">
            <text:p>24.1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list.rb</text:p>
          </table:table-cell>
          <table:table-cell office:value-type="float" office:value="10000" table:style-name="ce7">
            <text:p>10000</text:p>
          </table:table-cell>
          <table:table-cell office:value-type="float" office:value="7.154172" table:style-name="ce9">
            <text:p>7.154172</text:p>
          </table:table-cell>
          <table:table-cell office:value-type="float" office:value="6.2906690000000003" table:style-name="ce8">
            <text:p>6.290669</text:p>
          </table:table-cell>
          <table:table-cell office:value-type="percentage" office:value="0.13726727634215052" table:formula="msoxl:=IF(C12&gt;D12,C12/D12,D12/C12)-1" table:style-name="ce10">
            <text:p>13.73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mpart.rb</text:p>
          </table:table-cell>
          <table:table-cell office:value-type="float" office:value="300" table:style-name="ce7">
            <text:p>300</text:p>
          </table:table-cell>
          <table:table-cell office:value-type="float" office:value="3.9260000000000003E-2" table:style-name="ce8">
            <text:p>0.03926</text:p>
          </table:table-cell>
          <table:table-cell office:value-type="float" office:value="0.189753" table:style-name="ce9">
            <text:p>0.189753</text:p>
          </table:table-cell>
          <table:table-cell office:value-type="percentage" office:value="3.8332399388690774" table:formula="msoxl:=IF(C13&gt;D13,C13/D13,D13/C13)-1" table:style-name="ce10">
            <text:p>383.3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norvig_spelling.rb</text:p>
          </table:table-cell>
          <table:table-cell office:value-type="float" office:value="50" table:style-name="ce7">
            <text:p>50</text:p>
          </table:table-cell>
          <table:table-cell office:value-type="float" office:value="8.5619239999999994" table:style-name="ce8">
            <text:p>8.561924</text:p>
          </table:table-cell>
          <table:table-cell office:value-type="float" office:value="11.937485000000001" table:style-name="ce9">
            <text:p>11.937485</text:p>
          </table:table-cell>
          <table:table-cell office:value-type="percentage" office:value="0.39425262359254787" table:formula="msoxl:=IF(C14&gt;D14,C14/D14,D14/C14)-1" table:style-name="ce10">
            <text:p>39.43%</text:p>
          </table:table-cell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observ.rb</text:p>
          </table:table-cell>
          <table:table-cell office:value-type="float" office:value="100000" table:style-name="ce7">
            <text:p>100000</text:p>
          </table:table-cell>
          <table:table-cell office:value-type="float" office:value="0.61198299999999994" table:style-name="ce8">
            <text:p>0.611983</text:p>
          </table:table-cell>
          <table:table-cell office:value-type="float" office:value="0.81260899999999991" table:style-name="ce9">
            <text:p>0.812609</text:p>
          </table:table-cell>
          <table:table-cell office:value-type="percentage" office:value="0.32782936780923655" table:formula="msoxl:=IF(C15&gt;D15,C15/D15,D15/C15)-1" table:style-name="ce10">
            <text:p>32.7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arse_log.rb</text:p>
          </table:table-cell>
          <table:table-cell office:value-type="float" office:value="100" table:style-name="ce7">
            <text:p>100</text:p>
          </table:table-cell>
          <table:table-cell office:value-type="float" office:value="1.15096" table:style-name="ce8">
            <text:p>1.15096</text:p>
          </table:table-cell>
          <table:table-cell office:value-type="float" office:value="1.2001120000000001" table:style-name="ce9">
            <text:p>1.200112</text:p>
          </table:table-cell>
          <table:table-cell office:value-type="percentage" office:value="4.2705219990269105E-2" table:formula="msoxl:=IF(C16&gt;D16,C16/D16,D16/C16)-1" table:style-name="ce10">
            <text:p>4.27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i.rb</text:p>
          </table:table-cell>
          <table:table-cell office:value-type="float" office:value="1000" table:style-name="ce7">
            <text:p>1000</text:p>
          </table:table-cell>
          <table:table-cell office:value-type="float" office:value="2.5610000000000001E-2" table:style-name="ce8">
            <text:p>0.02561</text:p>
          </table:table-cell>
          <table:table-cell office:value-type="float" office:value="2.9824E-2" table:style-name="ce9">
            <text:p>0.029824</text:p>
          </table:table-cell>
          <table:table-cell office:value-type="percentage" office:value="0.16454509957048025" table:formula="msoxl:=IF(C17&gt;D17,C17/D17,D17/C17)-1" table:style-name="ce10">
            <text:p>16.4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i.rb</text:p>
          </table:table-cell>
          <table:table-cell office:value-type="float" office:value="10000" table:style-name="ce7">
            <text:p>10000</text:p>
          </table:table-cell>
          <table:table-cell office:value-type="float" office:value="2.1273819999999999" table:style-name="ce9">
            <text:p>2.127382</text:p>
          </table:table-cell>
          <table:table-cell office:value-type="float" office:value="2.1079870000000001" table:style-name="ce8">
            <text:p>2.107987</text:p>
          </table:table-cell>
          <table:table-cell office:value-type="percentage" office:value="9.2007208773108307E-3" table:formula="msoxl:=IF(C18&gt;D18,C18/D18,D18/C18)-1" table:style-name="ce10">
            <text:p>0.92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rcs.rb</text:p>
          </table:table-cell>
          <table:table-cell office:value-type="float" office:value="100" table:style-name="ce7">
            <text:p>100</text:p>
          </table:table-cell>
          <table:table-cell office:value-type="float" office:value="0.75298199999999993" table:style-name="ce8">
            <text:p>0.752982</text:p>
          </table:table-cell>
          <table:table-cell office:value-type="float" office:value="0.78802000000000005" table:style-name="ce9">
            <text:p>0.78802</text:p>
          </table:table-cell>
          <table:table-cell office:value-type="percentage" office:value="4.6532320825730444E-2" table:formula="msoxl:=IF(C19&gt;D19,C19/D19,D19/C19)-1" table:style-name="ce10">
            <text:p>4.6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sudoku.rb</text:p>
          </table:table-cell>
          <table:table-cell office:value-type="float" office:value="1" table:style-name="ce7">
            <text:p>1</text:p>
          </table:table-cell>
          <table:table-cell office:value-type="float" office:value="10.152894999999999" table:style-name="ce8">
            <text:p>10.152895</text:p>
          </table:table-cell>
          <table:table-cell office:value-type="float" office:value="15.880762000000001" table:style-name="ce9">
            <text:p>15.880762</text:p>
          </table:table-cell>
          <table:table-cell office:value-type="percentage" office:value="0.56416096098698953" table:formula="msoxl:=IF(C20&gt;D20,C20/D20,D20/C20)-1" table:style-name="ce10">
            <text:p>56.4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actorial.rb</text:p>
          </table:table-cell>
          <table:table-cell office:value-type="float" office:value="5000" table:style-name="ce7">
            <text:p>5000</text:p>
          </table:table-cell>
          <table:table-cell office:value-type="string" table:style-name="ce11">
            <text:p>SystemStackError</text:p>
          </table:table-cell>
          <table:table-cell office:value-type="string" table:style-name="ce11">
            <text:p>SystemStackError</text:p>
          </table:table-cell>
          <table:table-cell table:style-name="ce10"/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ib.rb</text:p>
          </table:table-cell>
          <table:table-cell office:value-type="float" office:value="30" table:style-name="ce7">
            <text:p>30</text:p>
          </table:table-cell>
          <table:table-cell office:value-type="float" office:value="1.5872329999999999" table:style-name="ce8">
            <text:p>1.587233</text:p>
          </table:table-cell>
          <table:table-cell office:value-type="float" office:value="2.473338" table:style-name="ce9">
            <text:p>2.473338</text:p>
          </table:table-cell>
          <table:table-cell office:value-type="percentage" office:value="0.55827027285849029" table:formula="msoxl:=IF(C22&gt;D22,C22/D22,D22/C22)-1" table:style-name="ce10">
            <text:p>55.8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ib.rb</text:p>
          </table:table-cell>
          <table:table-cell office:value-type="float" office:value="35" table:style-name="ce7">
            <text:p>35</text:p>
          </table:table-cell>
          <table:table-cell office:value-type="float" office:value="17.854474" table:style-name="ce8">
            <text:p>17.854474</text:p>
          </table:table-cell>
          <table:table-cell office:value-type="float" office:value="27.182797000000001" table:style-name="ce9">
            <text:p>27.182797</text:p>
          </table:table-cell>
          <table:table-cell office:value-type="percentage" office:value="0.52246417340550066" table:formula="msoxl:=IF(C23&gt;D23,C23/D23,D23/C23)-1" table:style-name="ce10">
            <text:p>52.2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mandelbrot.rb</text:p>
          </table:table-cell>
          <table:table-cell office:value-type="float" office:value="1" table:style-name="ce7">
            <text:p>1</text:p>
          </table:table-cell>
          <table:table-cell office:value-type="float" office:value="1.899154" table:style-name="ce8">
            <text:p>1.899154</text:p>
          </table:table-cell>
          <table:table-cell office:value-type="float" office:value="2.443333" table:style-name="ce9">
            <text:p>2.443333</text:p>
          </table:table-cell>
          <table:table-cell office:value-type="percentage" office:value="0.28653758462978773" table:formula="msoxl:=IF(C24&gt;D24,C24/D24,D24/C24)-1" table:style-name="ce10">
            <text:p>28.6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pentomino.rb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SignalException</text:p>
          </table:table-cell>
          <table:table-cell office:value-type="string" table:style-name="ce11">
            <text:p>SignalException</text:p>
          </table:table-cell>
          <table:table-cell table:style-name="ce10"/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7" table:style-name="ce7">
            <text:p>7</text:p>
          </table:table-cell>
          <table:table-cell office:value-type="float" office:value="1.173138" table:style-name="ce8">
            <text:p>1.173138</text:p>
          </table:table-cell>
          <table:table-cell office:value-type="float" office:value="1.7587539999999999" table:style-name="ce9">
            <text:p>1.758754</text:p>
          </table:table-cell>
          <table:table-cell office:value-type="percentage" office:value="0.49918764885290545" table:formula="msoxl:=IF(C26&gt;D26,C26/D26,D26/C26)-1" table:style-name="ce10">
            <text:p>49.92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8" table:style-name="ce7">
            <text:p>8</text:p>
          </table:table-cell>
          <table:table-cell office:value-type="float" office:value="3.4049960000000001" table:style-name="ce8">
            <text:p>3.404996</text:p>
          </table:table-cell>
          <table:table-cell office:value-type="float" office:value="5.002961" table:style-name="ce9">
            <text:p>5.002961</text:p>
          </table:table-cell>
          <table:table-cell office:value-type="percentage" office:value="0.46930011077839739" table:formula="msoxl:=IF(C27&gt;D27,C27/D27,D27/C27)-1" table:style-name="ce10">
            <text:p>46.9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9" table:style-name="ce7">
            <text:p>9</text:p>
          </table:table-cell>
          <table:table-cell office:value-type="float" office:value="8.9103370000000002" table:style-name="ce8">
            <text:p>8.910337</text:p>
          </table:table-cell>
          <table:table-cell office:value-type="float" office:value="13.284660000000001" table:style-name="ce9">
            <text:p>13.28466</text:p>
          </table:table-cell>
          <table:table-cell office:value-type="percentage" office:value="0.49092677415006869" table:formula="msoxl:=IF(C28&gt;D28,C28/D28,D28/C28)-1" table:style-name="ce10">
            <text:p>49.09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3" table:style-name="ce7">
            <text:p>3</text:p>
          </table:table-cell>
          <table:table-cell office:value-type="float" office:value="3.87317" table:style-name="ce8">
            <text:p>3.87317</text:p>
          </table:table-cell>
          <table:table-cell office:value-type="float" office:value="6.0214439999999998" table:style-name="ce9">
            <text:p>6.021444</text:p>
          </table:table-cell>
          <table:table-cell office:value-type="percentage" office:value="0.55465523072831813" table:formula="msoxl:=IF(C29&gt;D29,C29/D29,D29/C29)-1" table:style-name="ce10">
            <text:p>55.47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4" table:style-name="ce7">
            <text:p>4</text:p>
          </table:table-cell>
          <table:table-cell office:value-type="float" office:value="4.6698149999999998" table:style-name="ce8">
            <text:p>4.669815</text:p>
          </table:table-cell>
          <table:table-cell office:value-type="float" office:value="7.2599330000000002" table:style-name="ce9">
            <text:p>7.259933</text:p>
          </table:table-cell>
          <table:table-cell office:value-type="percentage" office:value="0.55465109431529958" table:formula="msoxl:=IF(C30&gt;D30,C30/D30,D30/C30)-1" table:style-name="ce10">
            <text:p>55.47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5" table:style-name="ce7">
            <text:p>5</text:p>
          </table:table-cell>
          <table:table-cell office:value-type="float" office:value="5.6539529999999996" table:style-name="ce8">
            <text:p>5.653953</text:p>
          </table:table-cell>
          <table:table-cell office:value-type="float" office:value="8.8257220000000007" table:style-name="ce9">
            <text:p>8.825722</text:p>
          </table:table-cell>
          <table:table-cell office:value-type="percentage" office:value="0.56098255503715744" table:formula="msoxl:=IF(C31&gt;D31,C31/D31,D31/C31)-1" table:style-name="ce10">
            <text:p>56.10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binary_trees.rb</text:p>
          </table:table-cell>
          <table:table-cell office:value-type="float" office:value="1" table:style-name="ce7">
            <text:p>1</text:p>
          </table:table-cell>
          <table:table-cell office:value-type="float" office:value="54.757089000000001" table:style-name="ce8">
            <text:p>54.757089</text:p>
          </table:table-cell>
          <table:table-cell office:value-type="float" office:value="74.455984000000001" table:style-name="ce9">
            <text:p>74.455984</text:p>
          </table:table-cell>
          <table:table-cell office:value-type="percentage" office:value="0.35975058864067821" table:formula="msoxl:=IF(C32&gt;D32,C32/D32,D32/C32)-1" table:style-name="ce10">
            <text:p>35.9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1" table:style-name="ce7">
            <text:p>1</text:p>
          </table:table-cell>
          <table:table-cell office:value-type="float" office:value="4.3349999999999994E-3" table:style-name="ce8">
            <text:p>0.004335</text:p>
          </table:table-cell>
          <table:table-cell office:value-type="float" office:value="4.4539999999999996E-3" table:style-name="ce9">
            <text:p>0.004454</text:p>
          </table:table-cell>
          <table:table-cell office:value-type="percentage" office:value="2.7450980392156987E-2" table:formula="msoxl:=IF(C33&gt;D33,C33/D33,D33/C33)-1" table:style-name="ce10">
            <text:p>2.7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2" table:style-name="ce7">
            <text:p>2</text:p>
          </table:table-cell>
          <table:table-cell office:value-type="float" office:value="8.5909999999999997E-3" table:style-name="ce9">
            <text:p>0.008591</text:p>
          </table:table-cell>
          <table:table-cell office:value-type="float" office:value="8.5649999999999997E-3" table:style-name="ce8">
            <text:p>0.008565</text:p>
          </table:table-cell>
          <table:table-cell office:value-type="percentage" office:value="3.0356100408639453E-3" table:formula="msoxl:=IF(C34&gt;D34,C34/D34,D34/C34)-1" table:style-name="ce10">
            <text:p>0.30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4" table:style-name="ce7">
            <text:p>4</text:p>
          </table:table-cell>
          <table:table-cell office:value-type="float" office:value="1.6978999999999998E-2" table:style-name="ce8">
            <text:p>0.016979</text:p>
          </table:table-cell>
          <table:table-cell office:value-type="float" office:value="1.7090000000000001E-2" table:style-name="ce9">
            <text:p>0.01709</text:p>
          </table:table-cell>
          <table:table-cell office:value-type="percentage" office:value="6.5374874845398612E-3" table:formula="msoxl:=IF(C35&gt;D35,C35/D35,D35/C35)-1" table:style-name="ce10">
            <text:p>0.6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8" table:style-name="ce7">
            <text:p>8</text:p>
          </table:table-cell>
          <table:table-cell office:value-type="float" office:value="3.3740000000000006E-2" table:style-name="ce8">
            <text:p>0.03374</text:p>
          </table:table-cell>
          <table:table-cell office:value-type="float" office:value="3.3818000000000001E-2" table:style-name="ce9">
            <text:p>0.033818</text:p>
          </table:table-cell>
          <table:table-cell office:value-type="percentage" office:value="2.3117960877294674E-3" table:formula="msoxl:=IF(C36&gt;D36,C36/D36,D36/C36)-1" table:style-name="ce10">
            <text:p>0.2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16" table:style-name="ce7">
            <text:p>16</text:p>
          </table:table-cell>
          <table:table-cell office:value-type="float" office:value="6.7160999999999998E-2" table:style-name="ce8">
            <text:p>0.067161</text:p>
          </table:table-cell>
          <table:table-cell office:value-type="float" office:value="6.8477999999999997E-2" table:style-name="ce9">
            <text:p>0.068478</text:p>
          </table:table-cell>
          <table:table-cell office:value-type="percentage" office:value="1.9609594854156365E-2" table:formula="msoxl:=IF(C37&gt;D37,C37/D37,D37/C37)-1" table:style-name="ce10">
            <text:p>1.9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1" table:style-name="ce7">
            <text:p>1</text:p>
          </table:table-cell>
          <table:table-cell office:value-type="float" office:value="4.3580999999999995E-2" table:style-name="ce8">
            <text:p>0.043581</text:p>
          </table:table-cell>
          <table:table-cell office:value-type="float" office:value="4.9645999999999996E-2" table:style-name="ce9">
            <text:p>0.049646</text:p>
          </table:table-cell>
          <table:table-cell office:value-type="percentage" office:value="0.13916615038663638" table:formula="msoxl:=IF(C38&gt;D38,C38/D38,D38/C38)-1" table:style-name="ce10">
            <text:p>13.9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2" table:style-name="ce7">
            <text:p>2</text:p>
          </table:table-cell>
          <table:table-cell office:value-type="float" office:value="4.3761000000000001E-2" table:style-name="ce8">
            <text:p>0.043761</text:p>
          </table:table-cell>
          <table:table-cell office:value-type="float" office:value="4.9664E-2" table:style-name="ce9">
            <text:p>0.049664</text:p>
          </table:table-cell>
          <table:table-cell office:value-type="percentage" office:value="0.13489179863348633" table:formula="msoxl:=IF(C39&gt;D39,C39/D39,D39/C39)-1" table:style-name="ce10">
            <text:p>13.4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4" table:style-name="ce7">
            <text:p>4</text:p>
          </table:table-cell>
          <table:table-cell office:value-type="float" office:value="4.4009E-2" table:style-name="ce8">
            <text:p>0.044009</text:p>
          </table:table-cell>
          <table:table-cell office:value-type="float" office:value="4.9867999999999996E-2" table:style-name="ce9">
            <text:p>0.049868</text:p>
          </table:table-cell>
          <table:table-cell office:value-type="percentage" office:value="0.13313185939239691" table:formula="msoxl:=IF(C40&gt;D40,C40/D40,D40/C40)-1" table:style-name="ce10">
            <text:p>13.3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8" table:style-name="ce7">
            <text:p>8</text:p>
          </table:table-cell>
          <table:table-cell office:value-type="float" office:value="4.4368999999999999E-2" table:style-name="ce8">
            <text:p>0.044369</text:p>
          </table:table-cell>
          <table:table-cell office:value-type="float" office:value="4.9859000000000001E-2" table:style-name="ce9">
            <text:p>0.049859</text:p>
          </table:table-cell>
          <table:table-cell office:value-type="percentage" office:value="0.12373504023079174" table:formula="msoxl:=IF(C41&gt;D41,C41/D41,D41/C41)-1" table:style-name="ce10">
            <text:p>12.3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16" table:style-name="ce7">
            <text:p>16</text:p>
          </table:table-cell>
          <table:table-cell office:value-type="float" office:value="4.4669E-2" table:style-name="ce8">
            <text:p>0.044669</text:p>
          </table:table-cell>
          <table:table-cell office:value-type="float" office:value="5.0306999999999998E-2" table:style-name="ce9">
            <text:p>0.050307</text:p>
          </table:table-cell>
          <table:table-cell office:value-type="percentage" office:value="0.12621728715664093" table:formula="msoxl:=IF(C42&gt;D42,C42/D42,D42/C42)-1" table:style-name="ce10">
            <text:p>12.6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eval.rb</text:p>
          </table:table-cell>
          <table:table-cell office:value-type="float" office:value="1000000" table:style-name="ce7">
            <text:p>1000000</text:p>
          </table:table-cell>
          <table:table-cell office:value-type="float" office:value="1.8430519999999999" table:style-name="ce8">
            <text:p>1.843052</text:p>
          </table:table-cell>
          <table:table-cell office:value-type="float" office:value="2.6105139999999998" table:style-name="ce9">
            <text:p>2.610514</text:p>
          </table:table-cell>
          <table:table-cell office:value-type="percentage" office:value="0.41640821854185339" table:formula="msoxl:=IF(C43&gt;D43,C43/D43,D43/C43)-1" table:style-name="ce10">
            <text:p>41.6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6" table:style-name="ce7">
            <text:p>6</text:p>
          </table:table-cell>
          <table:table-cell office:value-type="float" office:value="5.2919999999999998E-3" table:style-name="ce8">
            <text:p>0.005292</text:p>
          </table:table-cell>
          <table:table-cell office:value-type="float" office:value="6.9979999999999999E-3" table:style-name="ce9">
            <text:p>0.006998</text:p>
          </table:table-cell>
          <table:table-cell office:value-type="percentage" office:value="0.32237339380196528" table:formula="msoxl:=IF(C44&gt;D44,C44/D44,D44/C44)-1" table:style-name="ce10">
            <text:p>32.2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8" table:style-name="ce7">
            <text:p>8</text:p>
          </table:table-cell>
          <table:table-cell office:value-type="float" office:value="0.397673" table:style-name="ce8">
            <text:p>0.397673</text:p>
          </table:table-cell>
          <table:table-cell office:value-type="float" office:value="0.46626000000000006" table:style-name="ce9">
            <text:p>0.46626</text:p>
          </table:table-cell>
          <table:table-cell office:value-type="percentage" office:value="0.17247084916501776" table:formula="msoxl:=IF(C45&gt;D45,C45/D45,D45/C45)-1" table:style-name="ce10">
            <text:p>17.2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10" table:style-name="ce7">
            <text:p>10</text:p>
          </table:table-cell>
          <table:table-cell office:value-type="float" office:value="44.995145000000001" table:style-name="ce8">
            <text:p>44.995145</text:p>
          </table:table-cell>
          <table:table-cell office:value-type="float" office:value="49.868994000000001" table:style-name="ce9">
            <text:p>49.868994</text:p>
          </table:table-cell>
          <table:table-cell office:value-type="percentage" office:value="0.10831944201980015" table:formula="msoxl:=IF(C46&gt;D46,C46/D46,D46/C46)-1" table:style-name="ce10">
            <text:p>10.8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sta.rb</text:p>
          </table:table-cell>
          <table:table-cell office:value-type="float" office:value="1000000" table:style-name="ce7">
            <text:p>1000000</text:p>
          </table:table-cell>
          <table:table-cell office:value-type="float" office:value="37.028227000000001" table:style-name="ce8">
            <text:p>37.028227</text:p>
          </table:table-cell>
          <table:table-cell office:value-type="float" office:value="69.053165000000007" table:style-name="ce9">
            <text:p>69.053165</text:p>
          </table:table-cell>
          <table:table-cell office:value-type="percentage" office:value="0.86487905564584566" table:formula="msoxl:=IF(C47&gt;D47,C47/D47,D47/C47)-1" table:style-name="ce10">
            <text:p>86.4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" table:style-name="ce7">
            <text:p>10</text:p>
          </table:table-cell>
          <table:table-cell office:value-type="string" table:style-name="ce11">
            <text:p>LoadError</text:p>
          </table:table-cell>
          <table:table-cell office:value-type="string" table:style-name="ce11">
            <text:p>LoadError</text:p>
          </table:table-cell>
          <table:table-cell table:style-name="ce10"/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0" table:style-name="ce7">
            <text:p>100</text:p>
          </table:table-cell>
          <table:table-cell office:value-type="string" table:style-name="ce11">
            <text:p>LoadError</text:p>
          </table:table-cell>
          <table:table-cell office:value-type="string" table:style-name="ce11">
            <text:p>LoadError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00" table:style-name="ce7">
            <text:p>1000</text:p>
          </table:table-cell>
          <table:table-cell office:value-type="string" table:style-name="ce11">
            <text:p>LoadError</text:p>
          </table:table-cell>
          <table:table-cell office:value-type="string" table:style-name="ce11">
            <text:p>LoadError</text:p>
          </table:table-cell>
          <table:table-cell table:style-name="ce10"/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ractal.rb</text:p>
          </table:table-cell>
          <table:table-cell office:value-type="float" office:value="5" table:style-name="ce7">
            <text:p>5</text:p>
          </table:table-cell>
          <table:table-cell office:value-type="float" office:value="4.5204259999999996" table:style-name="ce8">
            <text:p>4.520426</text:p>
          </table:table-cell>
          <table:table-cell office:value-type="float" office:value="4.8997089999999996" table:style-name="ce9">
            <text:p>4.899709</text:p>
          </table:table-cell>
          <table:table-cell office:value-type="percentage" office:value="8.3904260350683879E-2" table:formula="msoxl:=IF(C51&gt;D51,C51/D51,D51/C51)-1" table:style-name="ce10">
            <text:p>8.3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array.rb</text:p>
          </table:table-cell>
          <table:table-cell office:value-type="float" office:value="1" table:style-name="ce7">
            <text:p>1</text:p>
          </table:table-cell>
          <table:table-cell office:value-type="float" office:value="44.989730000000002" table:style-name="ce8">
            <text:p>44.98973</text:p>
          </table:table-cell>
          <table:table-cell office:value-type="float" office:value="50.502161999999998" table:style-name="ce9">
            <text:p>50.502162</text:p>
          </table:table-cell>
          <table:table-cell office:value-type="percentage" office:value="0.12252645214807911" table:formula="msoxl:=IF(C52&gt;D52,C52/D52,D52/C52)-1" table:style-name="ce10">
            <text:p>12.2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500000" table:style-name="ce7">
            <text:p>500000</text:p>
          </table:table-cell>
          <table:table-cell office:value-type="float" office:value="0.68713199999999997" table:style-name="ce8">
            <text:p>0.687132</text:p>
          </table:table-cell>
          <table:table-cell office:value-type="float" office:value="0.88348899999999997" table:style-name="ce9">
            <text:p>0.883489</text:p>
          </table:table-cell>
          <table:table-cell office:value-type="percentage" office:value="0.28576314303510819" table:formula="msoxl:=IF(C53&gt;D53,C53/D53,D53/C53)-1" table:style-name="ce10">
            <text:p>28.5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1000000" table:style-name="ce7">
            <text:p>1000000</text:p>
          </table:table-cell>
          <table:table-cell office:value-type="float" office:value="1.5129379999999999" table:style-name="ce8">
            <text:p>1.512938</text:p>
          </table:table-cell>
          <table:table-cell office:value-type="float" office:value="1.986607" table:style-name="ce9">
            <text:p>1.986607</text:p>
          </table:table-cell>
          <table:table-cell office:value-type="percentage" office:value="0.31307892326056996" table:formula="msoxl:=IF(C54&gt;D54,C54/D54,D54/C54)-1" table:style-name="ce10">
            <text:p>31.3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3000000" table:style-name="ce7">
            <text:p>3000000</text:p>
          </table:table-cell>
          <table:table-cell office:value-type="float" office:value="3.5353460000000001" table:style-name="ce8">
            <text:p>3.535346</text:p>
          </table:table-cell>
          <table:table-cell office:value-type="float" office:value="5.7613209999999997" table:style-name="ce9">
            <text:p>5.761321</text:p>
          </table:table-cell>
          <table:table-cell office:value-type="percentage" office:value="0.62963427059190225" table:formula="msoxl:=IF(C55&gt;D55,C55/D55,D55/C55)-1" table:style-name="ce10">
            <text:p>62.9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string.rb</text:p>
          </table:table-cell>
          <table:table-cell office:value-type="float" office:value="1" table:style-name="ce7">
            <text:p>1</text:p>
          </table:table-cell>
          <table:table-cell office:value-type="float" office:value="7.8738900000000003" table:style-name="ce8">
            <text:p>7.87389</text:p>
          </table:table-cell>
          <table:table-cell office:value-type="float" office:value="14.72673" table:style-name="ce9">
            <text:p>14.72673</text:p>
          </table:table-cell>
          <table:table-cell office:value-type="percentage" office:value="0.87032457908352789" table:formula="msoxl:=IF(C56&gt;D56,C56/D56,D56/C56)-1" table:style-name="ce10">
            <text:p>87.0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knucleotide.rb</text:p>
          </table:table-cell>
          <table:table-cell office:value-type="float" office:value="1" table:style-name="ce7">
            <text:p>1</text:p>
          </table:table-cell>
          <table:table-cell office:value-type="float" office:value="1.3961220000000001" table:style-name="ce8">
            <text:p>1.396122</text:p>
          </table:table-cell>
          <table:table-cell office:value-type="float" office:value="1.857324" table:style-name="ce9">
            <text:p>1.857324</text:p>
          </table:table-cell>
          <table:table-cell office:value-type="percentage" office:value="0.33034505580457862" table:formula="msoxl:=IF(C57&gt;D57,C57/D57,D57/C57)-1" table:style-name="ce10">
            <text:p>33.0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9689" table:style-name="ce7">
            <text:p>9689</text:p>
          </table:table-cell>
          <table:table-cell office:value-type="float" office:value="4.0192519999999998" table:style-name="ce9">
            <text:p>4.019252</text:p>
          </table:table-cell>
          <table:table-cell office:value-type="float" office:value="3.9753530000000001" table:style-name="ce8">
            <text:p>3.975353</text:p>
          </table:table-cell>
          <table:table-cell office:value-type="percentage" office:value="1.104279292933219E-2" table:formula="msoxl:=IF(C58&gt;D58,C58/D58,D58/C58)-1" table:style-name="ce10">
            <text:p>1.10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9941" table:style-name="ce7">
            <text:p>9941</text:p>
          </table:table-cell>
          <table:table-cell office:value-type="float" office:value="4.3422890000000001" table:style-name="ce9">
            <text:p>4.342289</text:p>
          </table:table-cell>
          <table:table-cell office:value-type="float" office:value="4.2816520000000002" table:style-name="ce8">
            <text:p>4.281652</text:p>
          </table:table-cell>
          <table:table-cell office:value-type="percentage" office:value="1.4162057075166379E-2" table:formula="msoxl:=IF(C59&gt;D59,C59/D59,D59/C59)-1" table:style-name="ce10">
            <text:p>1.42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11213" table:style-name="ce7">
            <text:p>11213</text:p>
          </table:table-cell>
          <table:table-cell office:value-type="float" office:value="6.1744729999999999" table:style-name="ce9">
            <text:p>6.174473</text:p>
          </table:table-cell>
          <table:table-cell office:value-type="float" office:value="6.067539" table:style-name="ce8">
            <text:p>6.067539</text:p>
          </table:table-cell>
          <table:table-cell office:value-type="percentage" office:value="1.7623949347503221E-2" table:formula="msoxl:=IF(C60&gt;D60,C60/D60,D60/C60)-1" table:style-name="ce10">
            <text:p>1.76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19937" table:style-name="ce7">
            <text:p>19937</text:p>
          </table:table-cell>
          <table:table-cell office:value-type="float" office:value="33.142535000000002" table:style-name="ce9">
            <text:p>33.142535</text:p>
          </table:table-cell>
          <table:table-cell office:value-type="float" office:value="32.628109000000002" table:style-name="ce8">
            <text:p>32.628109</text:p>
          </table:table-cell>
          <table:table-cell office:value-type="percentage" office:value="1.5766344289213974E-2" table:formula="msoxl:=IF(C61&gt;D61,C61/D61,D61/C61)-1" table:style-name="ce10">
            <text:p>1.58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andelbrot.rb</text:p>
          </table:table-cell>
          <table:table-cell office:value-type="float" office:value="1" table:style-name="ce7">
            <text:p>1</text:p>
          </table:table-cell>
          <table:table-cell office:value-type="float" office:value="55.45955" table:style-name="ce8">
            <text:p>55.45955</text:p>
          </table:table-cell>
          <table:table-cell office:value-type="float" office:value="62.065240000000003" table:style-name="ce9">
            <text:p>62.06524</text:p>
          </table:table-cell>
          <table:table-cell office:value-type="percentage" office:value="0.11910825096849864" table:formula="msoxl:=IF(C62&gt;D62,C62/D62,D62/C62)-1" table:style-name="ce10">
            <text:p>11.91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bari_bogus1.rb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SystemStackError</text:p>
          </table:table-cell>
          <table:table-cell office:value-type="string" table:style-name="ce11">
            <text:p>SystemStackError</text:p>
          </table:table-cell>
          <table:table-cell table:style-name="ce10"/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rgesort.rb</text:p>
          </table:table-cell>
          <table:table-cell office:value-type="float" office:value="1" table:style-name="ce7">
            <text:p>1</text:p>
          </table:table-cell>
          <table:table-cell office:value-type="float" office:value="1.913567" table:style-name="ce8">
            <text:p>1.913567</text:p>
          </table:table-cell>
          <table:table-cell office:value-type="float" office:value="2.3961419999999998" table:style-name="ce9">
            <text:p>2.396142</text:p>
          </table:table-cell>
          <table:table-cell office:value-type="percentage" office:value="0.25218610061732871" table:formula="msoxl:=IF(C64&gt;D64,C64/D64,D64/C64)-1" table:style-name="ce10">
            <text:p>25.2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rgesort_hongli.rb</text:p>
          </table:table-cell>
          <table:table-cell office:value-type="float" office:value="3000" table:style-name="ce7">
            <text:p>3000</text:p>
          </table:table-cell>
          <table:table-cell office:value-type="float" office:value="4.4228969999999999" table:style-name="ce8">
            <text:p>4.422897</text:p>
          </table:table-cell>
          <table:table-cell office:value-type="float" office:value="5.6380520000000001" table:style-name="ce9">
            <text:p>5.638052</text:p>
          </table:table-cell>
          <table:table-cell office:value-type="percentage" office:value="0.27474187167370179" table:formula="msoxl:=IF(C65&gt;D65,C65/D65,D65/C65)-1" table:style-name="ce10">
            <text:p>27.4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teor_contest.rb</text:p>
          </table:table-cell>
          <table:table-cell office:value-type="float" office:value="1" table:style-name="ce7">
            <text:p>1</text:p>
          </table:table-cell>
          <table:table-cell office:value-type="float" office:value="25.352422000000001" table:style-name="ce8">
            <text:p>25.352422</text:p>
          </table:table-cell>
          <table:table-cell office:value-type="float" office:value="35.424225999999997" table:style-name="ce9">
            <text:p>35.424226</text:p>
          </table:table-cell>
          <table:table-cell office:value-type="percentage" office:value="0.39727186617515264" table:formula="msoxl:=IF(C66&gt;D66,C66/D66,D66/C66)-1" table:style-name="ce10">
            <text:p>39.7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onte_carlo_pi.rb</text:p>
          </table:table-cell>
          <table:table-cell office:value-type="float" office:value="10000000" table:style-name="ce7">
            <text:p>10000000</text:p>
          </table:table-cell>
          <table:table-cell office:value-type="float" office:value="12.178288999999999" table:style-name="ce8">
            <text:p>12.178289</text:p>
          </table:table-cell>
          <table:table-cell office:value-type="float" office:value="15.732353" table:style-name="ce9">
            <text:p>15.732353</text:p>
          </table:table-cell>
          <table:table-cell office:value-type="percentage" office:value="0.29183606991097033" table:formula="msoxl:=IF(C67&gt;D67,C67/D67,D67/C67)-1" table:style-name="ce10">
            <text:p>29.1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body.rb</text:p>
          </table:table-cell>
          <table:table-cell office:value-type="float" office:value="100000" table:style-name="ce7">
            <text:p>100000</text:p>
          </table:table-cell>
          <table:table-cell office:value-type="float" office:value="7.0461099999999997" table:style-name="ce8">
            <text:p>7.04611</text:p>
          </table:table-cell>
          <table:table-cell office:value-type="float" office:value="7.9213059999999995" table:style-name="ce9">
            <text:p>7.921306</text:p>
          </table:table-cell>
          <table:table-cell office:value-type="percentage" office:value="0.12420981222263072" table:formula="msoxl:=IF(C68&gt;D68,C68/D68,D68/C68)-1" table:style-name="ce10">
            <text:p>12.4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sieve.rb</text:p>
          </table:table-cell>
          <table:table-cell office:value-type="float" office:value="9" table:style-name="ce7">
            <text:p>9</text:p>
          </table:table-cell>
          <table:table-cell office:value-type="float" office:value="15.220781000000001" table:style-name="ce8">
            <text:p>15.220781</text:p>
          </table:table-cell>
          <table:table-cell office:value-type="float" office:value="19.084599999999998" table:style-name="ce9">
            <text:p>19.0846</text:p>
          </table:table-cell>
          <table:table-cell office:value-type="percentage" office:value="0.25385155991666908" table:formula="msoxl:=IF(C69&gt;D69,C69/D69,D69/C69)-1" table:style-name="ce10">
            <text:p>25.39%</text:p>
          </table:table-cell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sieve_bits.rb</text:p>
          </table:table-cell>
          <table:table-cell office:value-type="float" office:value="8" table:style-name="ce7">
            <text:p>8</text:p>
          </table:table-cell>
          <table:table-cell office:value-type="float" office:value="19.752668" table:style-name="ce8">
            <text:p>19.752668</text:p>
          </table:table-cell>
          <table:table-cell office:value-type="float" office:value="30.532623000000001" table:style-name="ce9">
            <text:p>30.532623</text:p>
          </table:table-cell>
          <table:table-cell office:value-type="percentage" office:value="0.54574678215621297" table:formula="msoxl:=IF(C70&gt;D70,C70/D70,D70/C70)-1" table:style-name="ce10">
            <text:p>54.5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open_many_files.rb</text:p>
          </table:table-cell>
          <table:table-cell office:value-type="float" office:value="50000" table:style-name="ce7">
            <text:p>50000</text:p>
          </table:table-cell>
          <table:table-cell office:value-type="float" office:value="0.21071799999999999" table:style-name="ce8">
            <text:p>0.210718</text:p>
          </table:table-cell>
          <table:table-cell office:value-type="float" office:value="0.35569299999999998" table:style-name="ce9">
            <text:p>0.355693</text:p>
          </table:table-cell>
          <table:table-cell office:value-type="percentage" office:value="0.68800482160992416" table:formula="msoxl:=IF(C71&gt;D71,C71/D71,D71/C71)-1" table:style-name="ce10">
            <text:p>68.8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artial_sums.rb</text:p>
          </table:table-cell>
          <table:table-cell office:value-type="float" office:value="2500000" table:style-name="ce7">
            <text:p>2500000</text:p>
          </table:table-cell>
          <table:table-cell office:value-type="float" office:value="18.002945" table:style-name="ce8">
            <text:p>18.002945</text:p>
          </table:table-cell>
          <table:table-cell office:value-type="float" office:value="19.447182000000002" table:style-name="ce9">
            <text:p>19.447182</text:p>
          </table:table-cell>
          <table:table-cell office:value-type="percentage" office:value="8.0222263635199687E-2" table:formula="msoxl:=IF(C72&gt;D72,C72/D72,D72/C72)-1" table:style-name="ce10">
            <text:p>8.0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" table:style-name="ce7">
            <text:p>3000</text:p>
          </table:table-cell>
          <table:table-cell office:value-type="float" office:value="5.0572090000000003" table:style-name="ce8">
            <text:p>5.057209</text:p>
          </table:table-cell>
          <table:table-cell office:value-type="float" office:value="7.2473169999999998" table:style-name="ce9">
            <text:p>7.247317</text:p>
          </table:table-cell>
          <table:table-cell office:value-type="percentage" office:value="0.43306653927096939" table:formula="msoxl:=IF(C73&gt;D73,C73/D73,D73/C73)-1" table:style-name="ce10">
            <text:p>43.3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" table:style-name="ce7">
            <text:p>30000</text:p>
          </table:table-cell>
          <table:table-cell office:value-type="string" table:style-name="ce11">
            <text:p>SignalException</text:p>
          </table:table-cell>
          <table:table-cell office:value-type="string" table:style-name="ce11">
            <text:p>SignalException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0" table:style-name="ce7">
            <text:p>300000</text:p>
          </table:table-cell>
          <table:table-cell office:value-type="string" table:style-name="ce11">
            <text:p>SignalException</text:p>
          </table:table-cell>
          <table:table-cell office:value-type="string" table:style-name="ce11">
            <text:p>SignalException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00" table:style-name="ce7">
            <text:p>3000000</text:p>
          </table:table-cell>
          <table:table-cell office:value-type="string" table:style-name="ce11">
            <text:p>SignalException</text:p>
          </table:table-cell>
          <table:table-cell office:value-type="string" table:style-name="ce11">
            <text:p>SignalException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quicksort.rb</text:p>
          </table:table-cell>
          <table:table-cell office:value-type="float" office:value="1" table:style-name="ce7">
            <text:p>1</text:p>
          </table:table-cell>
          <table:table-cell office:value-type="float" office:value="7.1158840000000003" table:style-name="ce8">
            <text:p>7.115884</text:p>
          </table:table-cell>
          <table:table-cell office:value-type="float" office:value="13.708659000000001" table:style-name="ce9">
            <text:p>13.708659</text:p>
          </table:table-cell>
          <table:table-cell office:value-type="percentage" office:value="0.92648713778920522" table:formula="msoxl:=IF(C77&gt;D77,C77/D77,D77/C77)-1" table:style-name="ce10">
            <text:p>92.6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ad_large.rb</text:p>
          </table:table-cell>
          <table:table-cell office:value-type="float" office:value="100" table:style-name="ce7">
            <text:p>100</text:p>
          </table:table-cell>
          <table:table-cell office:value-type="float" office:value="6.3373850000000003" table:style-name="ce8">
            <text:p>6.337385</text:p>
          </table:table-cell>
          <table:table-cell office:value-type="float" office:value="11.704675" table:style-name="ce9">
            <text:p>11.704675</text:p>
          </table:table-cell>
          <table:table-cell office:value-type="percentage" office:value="0.84692503295917776" table:formula="msoxl:=IF(C78&gt;D78,C78/D78,D78/C78)-1" table:style-name="ce10">
            <text:p>84.6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gex_dna.rb</text:p>
          </table:table-cell>
          <table:table-cell office:value-type="float" office:value="20" table:style-name="ce7">
            <text:p>20</text:p>
          </table:table-cell>
          <table:table-cell office:value-type="float" office:value="2.6438030000000001" table:style-name="ce8">
            <text:p>2.643803</text:p>
          </table:table-cell>
          <table:table-cell office:value-type="float" office:value="3.8431579999999999" table:style-name="ce9">
            <text:p>3.843158</text:p>
          </table:table-cell>
          <table:table-cell office:value-type="percentage" office:value="0.45364764318672757" table:formula="msoxl:=IF(C79&gt;D79,C79/D79,D79/C79)-1" table:style-name="ce10">
            <text:p>45.36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verse_compliment.rb</text:p>
          </table:table-cell>
          <table:table-cell office:value-type="float" office:value="1" table:style-name="ce7">
            <text:p>1</text:p>
          </table:table-cell>
          <table:table-cell office:value-type="float" office:value="3.7021709999999999" table:style-name="ce8">
            <text:p>3.702171</text:p>
          </table:table-cell>
          <table:table-cell office:value-type="float" office:value="5.3428430000000002" table:style-name="ce9">
            <text:p>5.342843</text:p>
          </table:table-cell>
          <table:table-cell office:value-type="percentage" office:value="0.44316483490362835" table:formula="msoxl:=IF(C80&gt;D80,C80/D80,D80/C80)-1" table:style-name="ce10">
            <text:p>44.3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1" table:style-name="ce7">
            <text:p>1</text:p>
          </table:table-cell>
          <table:table-cell office:value-type="float" office:value="0.134184" table:style-name="ce12">
            <text:p>0.134184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100" table:style-name="ce7">
            <text:p>100</text:p>
          </table:table-cell>
          <table:table-cell office:value-type="float" office:value="0.14266199999999998" table:style-name="ce13">
            <text:p>0.142662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500" table:style-name="ce7">
            <text:p>500</text:p>
          </table:table-cell>
          <table:table-cell office:value-type="float" office:value="0.174625" table:style-name="ce13">
            <text:p>0.174625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" table:style-name="ce7">
            <text:p>1</text:p>
          </table:table-cell>
          <table:table-cell office:value-type="float" office:value="0.13431299999999999" table:style-name="ce13">
            <text:p>0.134313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00" table:style-name="ce7">
            <text:p>100</text:p>
          </table:table-cell>
          <table:table-cell office:value-type="float" office:value="0.135681" table:style-name="ce13">
            <text:p>0.135681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00000" table:style-name="ce7">
            <text:p>100000</text:p>
          </table:table-cell>
          <table:table-cell office:value-type="float" office:value="1.4266540000000001" table:style-name="ce13">
            <text:p>1.426654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ckermann.rb</text:p>
          </table:table-cell>
          <table:table-cell office:value-type="float" office:value="7" table:style-name="ce7">
            <text:p>7</text:p>
          </table:table-cell>
          <table:table-cell office:value-type="float" office:value="0.49403399999999997" table:style-name="ce13">
            <text:p>0.494034</text:p>
          </table:table-cell>
          <table:table-cell office:value-type="string" table:style-name="ce11">
            <text:p>SystemStackError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ckermann.rb</text:p>
          </table:table-cell>
          <table:table-cell office:value-type="float" office:value="9" table:style-name="ce7">
            <text:p>9</text:p>
          </table:table-cell>
          <table:table-cell office:value-type="string" table:style-name="ce11">
            <text:p>SystemStackError</text:p>
          </table:table-cell>
          <table:table-cell office:value-type="string" table:style-name="ce11">
            <text:p>SystemStackError</text:p>
          </table:table-cell>
          <table:table-cell table:style-name="ce10"/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rray.rb</text:p>
          </table:table-cell>
          <table:table-cell office:value-type="float" office:value="9000" table:style-name="ce7">
            <text:p>9000</text:p>
          </table:table-cell>
          <table:table-cell office:value-type="float" office:value="6.867184" table:style-name="ce8">
            <text:p>6.867184</text:p>
          </table:table-cell>
          <table:table-cell office:value-type="float" office:value="11.424988000000001" table:style-name="ce9">
            <text:p>11.424988</text:p>
          </table:table-cell>
          <table:table-cell office:value-type="percentage" office:value="0.66370786045633867" table:formula="msoxl:=IF(C89&gt;D89,C89/D89,D89/C89)-1" table:style-name="ce10">
            <text:p>66.3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count_words.rb</text:p>
          </table:table-cell>
          <table:table-cell office:value-type="float" office:value="100" table:style-name="ce7">
            <text:p>100</text:p>
          </table:table-cell>
          <table:table-cell office:value-type="float" office:value="2.4084590000000001" table:style-name="ce8">
            <text:p>2.408459</text:p>
          </table:table-cell>
          <table:table-cell office:value-type="float" office:value="2.4549129999999999" table:style-name="ce9">
            <text:p>2.454913</text:p>
          </table:table-cell>
          <table:table-cell office:value-type="percentage" office:value="1.9287851692721292E-2" table:formula="msoxl:=IF(C90&gt;D90,C90/D90,D90/C90)-1" table:style-name="ce10">
            <text:p>1.9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exception.rb</text:p>
          </table:table-cell>
          <table:table-cell office:value-type="float" office:value="500000" table:style-name="ce7">
            <text:p>500000</text:p>
          </table:table-cell>
          <table:table-cell office:value-type="float" office:value="8.0093049999999995" table:style-name="ce8">
            <text:p>8.009305</text:p>
          </table:table-cell>
          <table:table-cell office:value-type="float" office:value="10.814997" table:style-name="ce9">
            <text:p>10.814997</text:p>
          </table:table-cell>
          <table:table-cell office:value-type="percentage" office:value="0.35030405259882103" table:formula="msoxl:=IF(C91&gt;D91,C91/D91,D91/C91)-1" table:style-name="ce10">
            <text:p>35.0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lists.rb</text:p>
          </table:table-cell>
          <table:table-cell office:value-type="float" office:value="1000" table:style-name="ce7">
            <text:p>1000</text:p>
          </table:table-cell>
          <table:table-cell office:value-type="float" office:value="8.6486789999999996" table:style-name="ce8">
            <text:p>8.648679</text:p>
          </table:table-cell>
          <table:table-cell office:value-type="float" office:value="11.233432000000001" table:style-name="ce9">
            <text:p>11.233432</text:p>
          </table:table-cell>
          <table:table-cell office:value-type="percentage" office:value="0.2988610168096193" table:formula="msoxl:=IF(C92&gt;D92,C92/D92,D92/C92)-1" table:style-name="ce10">
            <text:p>29.8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lists_small.rb</text:p>
          </table:table-cell>
          <table:table-cell office:value-type="float" office:value="1000" table:style-name="ce7">
            <text:p>1000</text:p>
          </table:table-cell>
          <table:table-cell office:value-type="float" office:value="1.7408489999999999" table:style-name="ce8">
            <text:p>1.740849</text:p>
          </table:table-cell>
          <table:table-cell office:value-type="float" office:value="2.2636690000000002" table:style-name="ce9">
            <text:p>2.263669</text:p>
          </table:table-cell>
          <table:table-cell office:value-type="percentage" office:value="0.30032472661327914" table:formula="msoxl:=IF(C93&gt;D93,C93/D93,D93/C93)-1" table:style-name="ce10">
            <text:p>30.0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matrix.rb</text:p>
          </table:table-cell>
          <table:table-cell office:value-type="float" office:value="60" table:style-name="ce7">
            <text:p>60</text:p>
          </table:table-cell>
          <table:table-cell office:value-type="float" office:value="1.9235309999999999" table:style-name="ce8">
            <text:p>1.923531</text:p>
          </table:table-cell>
          <table:table-cell office:value-type="float" office:value="2.8210090000000001" table:style-name="ce9">
            <text:p>2.821009</text:p>
          </table:table-cell>
          <table:table-cell office:value-type="percentage" office:value="0.46657839151019687" table:formula="msoxl:=IF(C94&gt;D94,C94/D94,D94/C94)-1" table:style-name="ce10">
            <text:p>46.66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500000" table:style-name="ce7">
            <text:p>500000</text:p>
          </table:table-cell>
          <table:table-cell office:value-type="float" office:value="1.4235869999999999" table:style-name="ce8">
            <text:p>1.423587</text:p>
          </table:table-cell>
          <table:table-cell office:value-type="float" office:value="2.0543040000000001" table:style-name="ce9">
            <text:p>2.054304</text:p>
          </table:table-cell>
          <table:table-cell office:value-type="percentage" office:value="0.44304773786217511" table:formula="msoxl:=IF(C95&gt;D95,C95/D95,D95/C95)-1" table:style-name="ce10">
            <text:p>44.3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1000000" table:style-name="ce7">
            <text:p>1000000</text:p>
          </table:table-cell>
          <table:table-cell office:value-type="float" office:value="2.8247100000000001" table:style-name="ce8">
            <text:p>2.82471</text:p>
          </table:table-cell>
          <table:table-cell office:value-type="float" office:value="4.1044850000000004" table:style-name="ce9">
            <text:p>4.104485</text:p>
          </table:table-cell>
          <table:table-cell office:value-type="percentage" office:value="0.45306420836121242" table:formula="msoxl:=IF(C96&gt;D96,C96/D96,D96/C96)-1" table:style-name="ce10">
            <text:p>45.3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1500000" table:style-name="ce7">
            <text:p>1500000</text:p>
          </table:table-cell>
          <table:table-cell office:value-type="float" office:value="4.2645439999999999" table:style-name="ce8">
            <text:p>4.264544</text:p>
          </table:table-cell>
          <table:table-cell office:value-type="float" office:value="6.1647550000000004" table:style-name="ce9">
            <text:p>6.164755</text:p>
          </table:table-cell>
          <table:table-cell office:value-type="percentage" office:value="0.4455836309814134" table:formula="msoxl:=IF(C97&gt;D97,C97/D97,D97/C97)-1" table:style-name="ce10">
            <text:p>44.5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sieve.rb</text:p>
          </table:table-cell>
          <table:table-cell office:value-type="float" office:value="4000" table:style-name="ce7">
            <text:p>4000</text:p>
          </table:table-cell>
          <table:table-cell office:value-type="float" office:value="54.783672000000003" table:style-name="ce8">
            <text:p>54.783672</text:p>
          </table:table-cell>
          <table:table-cell office:value-type="float" office:value="58.610652000000002" table:style-name="ce9">
            <text:p>58.610652</text:p>
          </table:table-cell>
          <table:table-cell office:value-type="percentage" office:value="6.9856215552692502E-2" table:formula="msoxl:=IF(C98&gt;D98,C98/D98,D98/C98)-1" table:style-name="ce10">
            <text:p>6.9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cket_transfer_1mb.rb</text:p>
          </table:table-cell>
          <table:table-cell office:value-type="float" office:value="10000" table:style-name="ce7">
            <text:p>10000</text:p>
          </table:table-cell>
          <table:table-cell office:value-type="float" office:value="0.35302699999999998" table:style-name="ce13">
            <text:p>0.353027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cket_transfer_1mb.rb</text:p>
          </table:table-cell>
          <table:table-cell office:value-type="float" office:value="1000000" table:style-name="ce7">
            <text:p>1000000</text:p>
          </table:table-cell>
          <table:table-cell office:value-type="float" office:value="0.35639000000000004" table:style-name="ce13">
            <text:p>0.35639</text:p>
          </table:table-cell>
          <table:table-cell office:value-type="string" table:style-name="ce11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pectral_norm.rb</text:p>
          </table:table-cell>
          <table:table-cell office:value-type="float" office:value="100" table:style-name="ce7">
            <text:p>100</text:p>
          </table:table-cell>
          <table:table-cell office:value-type="float" office:value="0.93199899999999991" table:style-name="ce8">
            <text:p>0.931999</text:p>
          </table:table-cell>
          <table:table-cell office:value-type="float" office:value="1.43275" table:style-name="ce9">
            <text:p>1.43275</text:p>
          </table:table-cell>
          <table:table-cell office:value-type="percentage" office:value="0.53728705717495417" table:formula="msoxl:=IF(C101&gt;D101,C101/D101,D101/C101)-1" table:style-name="ce10">
            <text:p>53.73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tring_concat.rb</text:p>
          </table:table-cell>
          <table:table-cell office:value-type="float" office:value="10000000" table:style-name="ce7">
            <text:p>10000000</text:p>
          </table:table-cell>
          <table:table-cell office:value-type="float" office:value="5.6553969999999998" table:style-name="ce8">
            <text:p>5.655397</text:p>
          </table:table-cell>
          <table:table-cell office:value-type="float" office:value="12.219402000000001" table:style-name="ce9">
            <text:p>12.219402</text:p>
          </table:table-cell>
          <table:table-cell office:value-type="percentage" office:value="1.1606621073639927" table:formula="msoxl:=IF(C102&gt;D102,C102/D102,D102/C102)-1" table:style-name="ce10">
            <text:p>116.0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um_file.rb</text:p>
          </table:table-cell>
          <table:table-cell office:value-type="float" office:value="100" table:style-name="ce7">
            <text:p>100</text:p>
          </table:table-cell>
          <table:table-cell office:value-type="float" office:value="9.9196860000000004" table:style-name="ce8">
            <text:p>9.919686</text:p>
          </table:table-cell>
          <table:table-cell office:value-type="float" office:value="15.563128000000001" table:style-name="ce9">
            <text:p>15.563128</text:p>
          </table:table-cell>
          <table:table-cell office:value-type="percentage" office:value="0.56891337084661764" table:formula="msoxl:=IF(C103&gt;D103,C103/D103,D103/C103)-1" table:style-name="ce10">
            <text:p>56.8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word_anagrams.rb</text:p>
          </table:table-cell>
          <table:table-cell office:value-type="float" office:value="1" table:style-name="ce7">
            <text:p>1</text:p>
          </table:table-cell>
          <table:table-cell office:value-type="float" office:value="7.7501720000000001" table:style-name="ce8">
            <text:p>7.750172</text:p>
          </table:table-cell>
          <table:table-cell office:value-type="float" office:value="9.8533749999999998" table:style-name="ce9">
            <text:p>9.853375</text:p>
          </table:table-cell>
          <table:table-cell office:value-type="percentage" office:value="0.27137500948366045" table:formula="msoxl:=IF(C104&gt;D104,C104/D104,D104/C104)-1" table:style-name="ce10">
            <text:p>27.1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write_large.rb</text:p>
          </table:table-cell>
          <table:table-cell office:value-type="float" office:value="100" table:style-name="ce7">
            <text:p>100</text:p>
          </table:table-cell>
          <table:table-cell office:value-type="float" office:value="0.15660199999999999" table:style-name="ce8">
            <text:p>0.156602</text:p>
          </table:table-cell>
          <table:table-cell office:value-type="float" office:value="0.48932499999999995" table:style-name="ce9">
            <text:p>0.489325</text:p>
          </table:table-cell>
          <table:table-cell office:value-type="percentage" office:value="2.1246408091850677" table:formula="msoxl:=IF(C105&gt;D105,C105/D105,D105/C105)-1" table:style-name="ce10">
            <text:p>212.4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against_itself_darkfish.rb</text:p>
          </table:table-cell>
          <table:table-cell office:value-type="float" office:value="1" table:style-name="ce7">
            <text:p>1</text:p>
          </table:table-cell>
          <table:table-cell office:value-type="float" office:value="13.117877" table:style-name="ce8">
            <text:p>13.117877</text:p>
          </table:table-cell>
          <table:table-cell office:value-type="float" office:value="15.235633" table:style-name="ce9">
            <text:p>15.235633</text:p>
          </table:table-cell>
          <table:table-cell office:value-type="percentage" office:value="0.16144045259762696" table:formula="msoxl:=IF(C106&gt;D106,C106/D106,D106/C106)-1" table:style-name="ce10">
            <text:p>16.1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against_itself_ri.rb</text:p>
          </table:table-cell>
          <table:table-cell office:value-type="float" office:value="1" table:style-name="ce7">
            <text:p>1</text:p>
          </table:table-cell>
          <table:table-cell office:value-type="float" office:value="12.853789000000001" table:style-name="ce8">
            <text:p>12.853789</text:p>
          </table:table-cell>
          <table:table-cell office:value-type="float" office:value="16.532748000000002" table:style-name="ce9">
            <text:p>16.532748</text:p>
          </table:table-cell>
          <table:table-cell office:value-type="percentage" office:value="0.28621591656748069" table:formula="msoxl:=IF(C107&gt;D107,C107/D107,D107/C107)-1" table:style-name="ce10">
            <text:p>28.6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core_darkfish.rb</text:p>
          </table:table-cell>
          <table:table-cell office:value-type="float" office:value="1" table:style-name="ce7">
            <text:p>1</text:p>
          </table:table-cell>
          <table:table-cell office:value-type="string" table:style-name="ce11">
            <text:p>SystemExit</text:p>
          </table:table-cell>
          <table:table-cell office:value-type="string" table:style-name="ce11">
            <text:p>SystemExit</text:p>
          </table:table-cell>
          <table:table-cell table:style-name="ce14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3">
          <table:table-cell office:value-type="string" table:style-name="ce15">
            <text:p>Total</text:p>
          </table:table-cell>
          <table:table-cell table:style-name="ce16"/>
          <table:table-cell office:value-type="float" office:value="700.31118400000014" table:formula="msoxl:=SUM(C2:C20,C22:C24,C26:C47,C51:C62,C64:C73,C77:C80,C89:C98,C101:C107)" table:style-name="ce17">
            <text:p>700.311184</text:p>
          </table:table-cell>
          <table:table-cell office:value-type="float" office:value="905.76417599999979" table:formula="msoxl:=SUM(D2:D20,D22:D24,D26:D47,D51:D62,D64:D73,D77:D80,D89:D98,D101:D107)" table:style-name="ce17">
            <text:p>905.764176</text:p>
          </table:table-cell>
          <table:table-cell office:value-type="percentage" office:value="0.29337385535742011" table:formula="msoxl:=IF(C109&gt;D109,C109/D109,D109/C109)-1" table:style-name="ce18">
            <text:p>29.34%</text:p>
          </table:table-cell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2"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48465" table:style-name="ro2">
          <table:table-cell table:number-columns-repeated="16384"/>
        </table:table-row>
      </table:table>
      <table:table table:name="1_9_1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2"/>
        <table:table-column table:style-name="co5" table:number-columns-repeated="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3">
            <text:p>Benchmark File</text:p>
          </table:table-cell>
          <table:table-cell office:value-type="string" table:style-name="ce21">
            <text:p>Input Size</text:p>
          </table:table-cell>
          <table:table-cell office:value-type="string" table:style-name="ce21">
            <text:p>1.9.1 (Gentoo)</text:p>
          </table:table-cell>
          <table:table-cell office:value-type="string" table:style-name="ce21">
            <text:p>1.9.1 (FreeBSD)</text:p>
          </table:table-cell>
          <table:table-cell office:value-type="string" table:style-name="ce22">
            <text:p>Ratio</text:p>
          </table:table-cell>
          <table:table-cell table:number-columns-repeated="4" table:style-name="ce3"/>
          <table:table-cell table:number-columns-repeated="16375"/>
        </table:table-row>
        <table:table-row table:style-name="ro2">
          <table:table-cell office:value-type="string" table:style-name="ce6">
            <text:p>macro-benchmarks/bm_cal.rb</text:p>
          </table:table-cell>
          <table:table-cell office:value-type="float" office:value="500" table:style-name="ce7">
            <text:p>500</text:p>
          </table:table-cell>
          <table:table-cell office:value-type="float" office:value="0.28869397800000002" table:style-name="ce19">
            <text:p>0.288693978</text:p>
          </table:table-cell>
          <table:table-cell office:value-type="float" office:value="0.28730187800000001" table:style-name="ce5">
            <text:p>0.287301878</text:p>
          </table:table-cell>
          <table:table-cell office:value-type="percentage" office:value="4.8454260365120572E-3" table:formula="msoxl:=IF(C2&gt;D2,C2/D2,D2/C2)-1" table:style-name="ce10">
            <text:p>0.48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dirp.rb</text:p>
          </table:table-cell>
          <table:table-cell office:value-type="float" office:value="10000" table:style-name="ce7">
            <text:p>10000</text:p>
          </table:table-cell>
          <table:table-cell office:value-type="float" office:value="0.39337267000000004" table:style-name="ce19">
            <text:p>0.39337267</text:p>
          </table:table-cell>
          <table:table-cell office:value-type="float" office:value="0.38396919200000001" table:style-name="ce5">
            <text:p>0.383969192</text:p>
          </table:table-cell>
          <table:table-cell office:value-type="percentage" office:value="2.4490188785771139E-2" table:formula="msoxl:=IF(C3&gt;D3,C3/D3,D3/C3)-1" table:style-name="ce10">
            <text:p>2.45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gzip.rb</text:p>
          </table:table-cell>
          <table:table-cell office:value-type="float" office:value="100" table:style-name="ce7">
            <text:p>100</text:p>
          </table:table-cell>
          <table:table-cell office:value-type="float" office:value="5.9793091169999997" table:style-name="ce5">
            <text:p>5.979309117</text:p>
          </table:table-cell>
          <table:table-cell office:value-type="float" office:value="6.4405738719999999" table:style-name="ce19">
            <text:p>6.440573872</text:p>
          </table:table-cell>
          <table:table-cell office:value-type="percentage" office:value="7.714348697720963E-2" table:formula="msoxl:=IF(C4&gt;D4,C4/D4,D4/C4)-1" table:style-name="ce10">
            <text:p>7.7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10" table:style-name="ce7">
            <text:p>10</text:p>
          </table:table-cell>
          <table:table-cell office:value-type="float" office:value="2.2523070000000003E-3" table:style-name="ce5">
            <text:p>0.002252307</text:p>
          </table:table-cell>
          <table:table-cell office:value-type="float" office:value="2.3645460000000004E-3" table:style-name="ce19">
            <text:p>0.002364546</text:p>
          </table:table-cell>
          <table:table-cell office:value-type="percentage" office:value="4.9832904661753608E-2" table:formula="msoxl:=IF(C5&gt;D5,C5/D5,D5/C5)-1" table:style-name="ce10">
            <text:p>4.9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20" table:style-name="ce7">
            <text:p>20</text:p>
          </table:table-cell>
          <table:table-cell office:value-type="float" office:value="3.0879363000000003E-2" table:style-name="ce5">
            <text:p>0.030879363</text:p>
          </table:table-cell>
          <table:table-cell office:value-type="float" office:value="3.3758481E-2" table:style-name="ce19">
            <text:p>0.033758481</text:p>
          </table:table-cell>
          <table:table-cell office:value-type="percentage" office:value="9.3237609856135828E-2" table:formula="msoxl:=IF(C6&gt;D6,C6/D6,D6/C6)-1" table:style-name="ce10">
            <text:p>9.3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30" table:style-name="ce7">
            <text:p>30</text:p>
          </table:table-cell>
          <table:table-cell office:value-type="float" office:value="0.15365605400000001" table:style-name="ce5">
            <text:p>0.153656054</text:p>
          </table:table-cell>
          <table:table-cell office:value-type="float" office:value="0.165717431" table:style-name="ce19">
            <text:p>0.165717431</text:p>
          </table:table-cell>
          <table:table-cell office:value-type="percentage" office:value="7.8495943934626666E-2" table:formula="msoxl:=IF(C7&gt;D7,C7/D7,D7/C7)-1" table:style-name="ce10">
            <text:p>7.8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40" table:style-name="ce7">
            <text:p>40</text:p>
          </table:table-cell>
          <table:table-cell office:value-type="float" office:value="0.47687487200000001" table:style-name="ce5">
            <text:p>0.476874872</text:p>
          </table:table-cell>
          <table:table-cell office:value-type="float" office:value="0.51365327199999999" table:style-name="ce19">
            <text:p>0.513653272</text:p>
          </table:table-cell>
          <table:table-cell office:value-type="percentage" office:value="7.7123795275167994E-2" table:formula="msoxl:=IF(C8&gt;D8,C8/D8,D8/C8)-1" table:style-name="ce10">
            <text:p>7.7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50" table:style-name="ce7">
            <text:p>50</text:p>
          </table:table-cell>
          <table:table-cell office:value-type="float" office:value="1.256471487" table:style-name="ce5">
            <text:p>1.256471487</text:p>
          </table:table-cell>
          <table:table-cell office:value-type="float" office:value="1.347212286" table:style-name="ce19">
            <text:p>1.347212286</text:p>
          </table:table-cell>
          <table:table-cell office:value-type="percentage" office:value="7.2218749043526875E-2" table:formula="msoxl:=IF(C9&gt;D9,C9/D9,D9/C9)-1" table:style-name="ce10">
            <text:p>7.2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hilbert_matrix.rb</text:p>
          </table:table-cell>
          <table:table-cell office:value-type="float" office:value="60" table:style-name="ce7">
            <text:p>60</text:p>
          </table:table-cell>
          <table:table-cell office:value-type="float" office:value="3.0241714640000001" table:style-name="ce5">
            <text:p>3.024171464</text:p>
          </table:table-cell>
          <table:table-cell office:value-type="float" office:value="3.2058250419999998" table:style-name="ce19">
            <text:p>3.205825042</text:p>
          </table:table-cell>
          <table:table-cell office:value-type="percentage" office:value="6.0067221770464974E-2" table:formula="msoxl:=IF(C10&gt;D10,C10/D10,D10/C10)-1" table:style-name="ce10">
            <text:p>6.0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list.rb</text:p>
          </table:table-cell>
          <table:table-cell office:value-type="float" office:value="1000" table:style-name="ce7">
            <text:p>1000</text:p>
          </table:table-cell>
          <table:table-cell office:value-type="float" office:value="2.6408238000000001E-2" table:style-name="ce5">
            <text:p>0.026408238</text:p>
          </table:table-cell>
          <table:table-cell office:value-type="float" office:value="3.4838506000000005E-2" table:style-name="ce19">
            <text:p>0.034838506</text:p>
          </table:table-cell>
          <table:table-cell office:value-type="percentage" office:value="0.31922871946246478" table:formula="msoxl:=IF(C11&gt;D11,C11/D11,D11/C11)-1" table:style-name="ce10">
            <text:p>31.9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list.rb</text:p>
          </table:table-cell>
          <table:table-cell office:value-type="float" office:value="10000" table:style-name="ce7">
            <text:p>10000</text:p>
          </table:table-cell>
          <table:table-cell office:value-type="float" office:value="2.7576323139999999" table:style-name="ce5">
            <text:p>2.757632314</text:p>
          </table:table-cell>
          <table:table-cell office:value-type="float" office:value="3.4678871190000002" table:style-name="ce19">
            <text:p>3.467887119</text:p>
          </table:table-cell>
          <table:table-cell office:value-type="percentage" office:value="0.25755964687321264" table:formula="msoxl:=IF(C12&gt;D12,C12/D12,D12/C12)-1" table:style-name="ce10">
            <text:p>25.76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mpart.rb</text:p>
          </table:table-cell>
          <table:table-cell office:value-type="float" office:value="300" table:style-name="ce7">
            <text:p>300</text:p>
          </table:table-cell>
          <table:table-cell office:value-type="float" office:value="3.3683326999999999E-2" table:style-name="ce5">
            <text:p>0.033683327</text:p>
          </table:table-cell>
          <table:table-cell office:value-type="float" office:value="0.18917432300000001" table:style-name="ce19">
            <text:p>0.189174323</text:p>
          </table:table-cell>
          <table:table-cell office:value-type="percentage" office:value="4.6162600268079226" table:formula="msoxl:=IF(C13&gt;D13,C13/D13,D13/C13)-1" table:style-name="ce10">
            <text:p>461.6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norvig_spelling.rb</text:p>
          </table:table-cell>
          <table:table-cell office:value-type="float" office:value="50" table:style-name="ce7">
            <text:p>50</text:p>
          </table:table-cell>
          <table:table-cell office:value-type="string" table:style-name="ce20">
            <text:p>ArgumentError</text:p>
          </table:table-cell>
          <table:table-cell office:value-type="string" table:style-name="ce20">
            <text:p>Argumen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observ.rb</text:p>
          </table:table-cell>
          <table:table-cell office:value-type="float" office:value="100000" table:style-name="ce7">
            <text:p>100000</text:p>
          </table:table-cell>
          <table:table-cell office:value-type="float" office:value="0.360238999" table:style-name="ce5">
            <text:p>0.360238999</text:p>
          </table:table-cell>
          <table:table-cell office:value-type="float" office:value="0.37809889200000002" table:style-name="ce19">
            <text:p>0.378098892</text:p>
          </table:table-cell>
          <table:table-cell office:value-type="percentage" office:value="4.9577899809787107E-2" table:formula="msoxl:=IF(C15&gt;D15,C15/D15,D15/C15)-1" table:style-name="ce10">
            <text:p>4.9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arse_log.rb</text:p>
          </table:table-cell>
          <table:table-cell office:value-type="float" office:value="100" table:style-name="ce7">
            <text:p>100</text:p>
          </table:table-cell>
          <table:table-cell office:value-type="float" office:value="0.30944553800000002" table:style-name="ce19">
            <text:p>0.309445538</text:p>
          </table:table-cell>
          <table:table-cell office:value-type="float" office:value="0.27835968" table:style-name="ce5">
            <text:p>0.27835968</text:p>
          </table:table-cell>
          <table:table-cell office:value-type="percentage" office:value="0.11167514634303366" table:formula="msoxl:=IF(C16&gt;D16,C16/D16,D16/C16)-1" table:style-name="ce10">
            <text:p>11.17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i.rb</text:p>
          </table:table-cell>
          <table:table-cell office:value-type="float" office:value="1000" table:style-name="ce7">
            <text:p>1000</text:p>
          </table:table-cell>
          <table:table-cell office:value-type="float" office:value="2.3831224000000002E-2" table:style-name="ce5">
            <text:p>0.023831224</text:p>
          </table:table-cell>
          <table:table-cell office:value-type="float" office:value="2.6781616000000001E-2" table:style-name="ce19">
            <text:p>0.026781616</text:p>
          </table:table-cell>
          <table:table-cell office:value-type="percentage" office:value="0.1238036283826629" table:formula="msoxl:=IF(C17&gt;D17,C17/D17,D17/C17)-1" table:style-name="ce10">
            <text:p>12.3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pi.rb</text:p>
          </table:table-cell>
          <table:table-cell office:value-type="float" office:value="10000" table:style-name="ce7">
            <text:p>10000</text:p>
          </table:table-cell>
          <table:table-cell office:value-type="float" office:value="2.0335581820000002" table:style-name="ce5">
            <text:p>2.033558182</text:p>
          </table:table-cell>
          <table:table-cell office:value-type="float" office:value="2.4441324249999998" table:style-name="ce19">
            <text:p>2.444132425</text:p>
          </table:table-cell>
          <table:table-cell office:value-type="percentage" office:value="0.20189943254842158" table:formula="msoxl:=IF(C18&gt;D18,C18/D18,D18/C18)-1" table:style-name="ce10">
            <text:p>20.19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rcs.rb</text:p>
          </table:table-cell>
          <table:table-cell office:value-type="float" office:value="100" table:style-name="ce7">
            <text:p>100</text:p>
          </table:table-cell>
          <table:table-cell office:value-type="float" office:value="0.58057777399999999" table:style-name="ce5">
            <text:p>0.580577774</text:p>
          </table:table-cell>
          <table:table-cell office:value-type="float" office:value="0.63435688100000009" table:style-name="ce19">
            <text:p>0.634356881</text:p>
          </table:table-cell>
          <table:table-cell office:value-type="percentage" office:value="9.2630323461194264E-2" table:formula="msoxl:=IF(C19&gt;D19,C19/D19,D19/C19)-1" table:style-name="ce10">
            <text:p>9.2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acro-benchmarks/bm_sudoku.rb</text:p>
          </table:table-cell>
          <table:table-cell office:value-type="float" office:value="1" table:style-name="ce7">
            <text:p>1</text:p>
          </table:table-cell>
          <table:table-cell office:value-type="float" office:value="1.660938061" table:style-name="ce5">
            <text:p>1.660938061</text:p>
          </table:table-cell>
          <table:table-cell office:value-type="float" office:value="1.8587141659999999" table:style-name="ce19">
            <text:p>1.858714166</text:p>
          </table:table-cell>
          <table:table-cell office:value-type="percentage" office:value="0.1190749430360607" table:formula="msoxl:=IF(C20&gt;D20,C20/D20,D20/C20)-1" table:style-name="ce10">
            <text:p>11.9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actorial.rb</text:p>
          </table:table-cell>
          <table:table-cell office:value-type="float" office:value="5000" table:style-name="ce7">
            <text:p>5000</text:p>
          </table:table-cell>
          <table:table-cell office:value-type="float" office:value="3.7477112999999999E-2" table:style-name="ce5">
            <text:p>0.037477113</text:p>
          </table:table-cell>
          <table:table-cell office:value-type="float" office:value="4.7081123000000002E-2" table:style-name="ce19">
            <text:p>0.047081123</text:p>
          </table:table-cell>
          <table:table-cell office:value-type="percentage" office:value="0.25626333597254414" table:formula="msoxl:=IF(C21&gt;D21,C21/D21,D21/C21)-1" table:style-name="ce10">
            <text:p>25.6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ib.rb</text:p>
          </table:table-cell>
          <table:table-cell office:value-type="float" office:value="30" table:style-name="ce7">
            <text:p>30</text:p>
          </table:table-cell>
          <table:table-cell office:value-type="float" office:value="0.18866638800000002" table:style-name="ce5">
            <text:p>0.188666388</text:p>
          </table:table-cell>
          <table:table-cell office:value-type="float" office:value="0.19238981500000002" table:style-name="ce19">
            <text:p>0.192389815</text:p>
          </table:table-cell>
          <table:table-cell office:value-type="percentage" office:value="1.9735507948559494E-2" table:formula="msoxl:=IF(C22&gt;D22,C22/D22,D22/C22)-1" table:style-name="ce10">
            <text:p>1.9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fib.rb</text:p>
          </table:table-cell>
          <table:table-cell office:value-type="float" office:value="35" table:style-name="ce7">
            <text:p>35</text:p>
          </table:table-cell>
          <table:table-cell office:value-type="float" office:value="2.098845834" table:style-name="ce5">
            <text:p>2.098845834</text:p>
          </table:table-cell>
          <table:table-cell office:value-type="float" office:value="2.1220258439999999" table:style-name="ce19">
            <text:p>2.122025844</text:p>
          </table:table-cell>
          <table:table-cell office:value-type="percentage" office:value="1.104416990733581E-2" table:formula="msoxl:=IF(C23&gt;D23,C23/D23,D23/C23)-1" table:style-name="ce10">
            <text:p>1.1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mandelbrot.rb</text:p>
          </table:table-cell>
          <table:table-cell office:value-type="float" office:value="1" table:style-name="ce7">
            <text:p>1</text:p>
          </table:table-cell>
          <table:table-cell office:value-type="float" office:value="0.277137947" table:style-name="ce5">
            <text:p>0.277137947</text:p>
          </table:table-cell>
          <table:table-cell office:value-type="float" office:value="0.28763739500000002" table:style-name="ce19">
            <text:p>0.287637395</text:p>
          </table:table-cell>
          <table:table-cell office:value-type="percentage" office:value="3.7885277399417383E-2" table:formula="msoxl:=IF(C24&gt;D24,C24/D24,D24/C24)-1" table:style-name="ce10">
            <text:p>3.7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pentomino.rb</text:p>
          </table:table-cell>
          <table:table-cell office:value-type="float" office:value="1" table:style-name="ce7">
            <text:p>1</text:p>
          </table:table-cell>
          <table:table-cell office:value-type="float" office:value="24.784330021999999" table:style-name="ce5">
            <text:p>24.78433002</text:p>
          </table:table-cell>
          <table:table-cell office:value-type="float" office:value="25.306251212999999" table:style-name="ce19">
            <text:p>25.30625121</text:p>
          </table:table-cell>
          <table:table-cell office:value-type="percentage" office:value="2.1058515220573337E-2" table:formula="msoxl:=IF(C25&gt;D25,C25/D25,D25/C25)-1" table:style-name="ce10">
            <text:p>2.1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7" table:style-name="ce7">
            <text:p>7</text:p>
          </table:table-cell>
          <table:table-cell office:value-type="float" office:value="0.14310618" table:style-name="ce19">
            <text:p>0.14310618</text:p>
          </table:table-cell>
          <table:table-cell office:value-type="float" office:value="0.13968926200000001" table:style-name="ce5">
            <text:p>0.139689262</text:p>
          </table:table-cell>
          <table:table-cell office:value-type="percentage" office:value="2.4460849395854023E-2" table:formula="msoxl:=IF(C26&gt;D26,C26/D26,D26/C26)-1" table:style-name="ce10">
            <text:p>2.45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8" table:style-name="ce7">
            <text:p>8</text:p>
          </table:table-cell>
          <table:table-cell office:value-type="float" office:value="0.41392145300000005" table:style-name="ce5">
            <text:p>0.413921453</text:p>
          </table:table-cell>
          <table:table-cell office:value-type="float" office:value="0.40113087000000003" table:style-name="ce19">
            <text:p>0.40113087</text:p>
          </table:table-cell>
          <table:table-cell office:value-type="percentage" office:value="3.18863093234385E-2" table:formula="msoxl:=IF(C27&gt;D27,C27/D27,D27/C27)-1" table:style-name="ce10">
            <text:p>3.1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k.rb</text:p>
          </table:table-cell>
          <table:table-cell office:value-type="float" office:value="9" table:style-name="ce7">
            <text:p>9</text:p>
          </table:table-cell>
          <table:table-cell office:value-type="float" office:value="1.0912747890000001" table:style-name="ce19">
            <text:p>1.091274789</text:p>
          </table:table-cell>
          <table:table-cell office:value-type="float" office:value="1.055783626" table:style-name="ce5">
            <text:p>1.055783626</text:p>
          </table:table-cell>
          <table:table-cell office:value-type="percentage" office:value="3.3615943765356482E-2" table:formula="msoxl:=IF(C28&gt;D28,C28/D28,D28/C28)-1" table:style-name="ce10">
            <text:p>3.36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3" table:style-name="ce7">
            <text:p>3</text:p>
          </table:table-cell>
          <table:table-cell office:value-type="float" office:value="0.49226319400000002" table:style-name="ce19">
            <text:p>0.492263194</text:p>
          </table:table-cell>
          <table:table-cell office:value-type="float" office:value="0.48711498300000006" table:style-name="ce5">
            <text:p>0.487114983</text:p>
          </table:table-cell>
          <table:table-cell office:value-type="percentage" office:value="1.0568779815175455E-2" table:formula="msoxl:=IF(C29&gt;D29,C29/D29,D29/C29)-1" table:style-name="ce10">
            <text:p>1.06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4" table:style-name="ce7">
            <text:p>4</text:p>
          </table:table-cell>
          <table:table-cell office:value-type="float" office:value="0.60394251200000004" table:style-name="ce19">
            <text:p>0.603942512</text:p>
          </table:table-cell>
          <table:table-cell office:value-type="float" office:value="0.58865330700000007" table:style-name="ce5">
            <text:p>0.588653307</text:p>
          </table:table-cell>
          <table:table-cell office:value-type="percentage" office:value="2.5973191381391425E-2" table:formula="msoxl:=IF(C30&gt;D30,C30/D30,D30/C30)-1" table:style-name="ce10">
            <text:p>2.60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app_tarai.rb</text:p>
          </table:table-cell>
          <table:table-cell office:value-type="float" office:value="5" table:style-name="ce7">
            <text:p>5</text:p>
          </table:table-cell>
          <table:table-cell office:value-type="float" office:value="0.73147378200000002" table:style-name="ce19">
            <text:p>0.731473782</text:p>
          </table:table-cell>
          <table:table-cell office:value-type="float" office:value="0.71341692900000009" table:style-name="ce5">
            <text:p>0.713416929</text:p>
          </table:table-cell>
          <table:table-cell office:value-type="percentage" office:value="2.531037919903345E-2" table:formula="msoxl:=IF(C31&gt;D31,C31/D31,D31/C31)-1" table:style-name="ce10">
            <text:p>2.53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binary_trees.rb</text:p>
          </table:table-cell>
          <table:table-cell office:value-type="float" office:value="1" table:style-name="ce7">
            <text:p>1</text:p>
          </table:table-cell>
          <table:table-cell office:value-type="float" office:value="12.499791377999999" table:style-name="ce5">
            <text:p>12.49979138</text:p>
          </table:table-cell>
          <table:table-cell office:value-type="float" office:value="12.678169432000001" table:style-name="ce19">
            <text:p>12.67816943</text:p>
          </table:table-cell>
          <table:table-cell office:value-type="percentage" office:value="1.4270482490927883E-2" table:formula="msoxl:=IF(C32&gt;D32,C32/D32,D32/C32)-1" table:style-name="ce10">
            <text:p>1.4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1" table:style-name="ce7">
            <text:p>1</text:p>
          </table:table-cell>
          <table:table-cell office:value-type="float" office:value="6.1073550000000001E-3" table:style-name="ce5">
            <text:p>0.006107355</text:p>
          </table:table-cell>
          <table:table-cell office:value-type="float" office:value="6.8519880000000007E-3" table:style-name="ce19">
            <text:p>0.006851988</text:p>
          </table:table-cell>
          <table:table-cell office:value-type="percentage" office:value="0.12192397527243792" table:formula="msoxl:=IF(C33&gt;D33,C33/D33,D33/C33)-1" table:style-name="ce10">
            <text:p>12.1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2" table:style-name="ce7">
            <text:p>2</text:p>
          </table:table-cell>
          <table:table-cell office:value-type="float" office:value="1.2168745E-2" table:style-name="ce5">
            <text:p>0.012168745</text:p>
          </table:table-cell>
          <table:table-cell office:value-type="float" office:value="1.379477E-2" table:style-name="ce19">
            <text:p>0.01379477</text:p>
          </table:table-cell>
          <table:table-cell office:value-type="percentage" office:value="0.13362306466278984" table:formula="msoxl:=IF(C34&gt;D34,C34/D34,D34/C34)-1" table:style-name="ce10">
            <text:p>13.36%</text:p>
          </table:table-cell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4" table:style-name="ce7">
            <text:p>4</text:p>
          </table:table-cell>
          <table:table-cell office:value-type="float" office:value="2.4664854E-2" table:style-name="ce5">
            <text:p>0.024664854</text:p>
          </table:table-cell>
          <table:table-cell office:value-type="float" office:value="2.7296206000000003E-2" table:style-name="ce19">
            <text:p>0.027296206</text:p>
          </table:table-cell>
          <table:table-cell office:value-type="percentage" office:value="0.10668427228476607" table:formula="msoxl:=IF(C35&gt;D35,C35/D35,D35/C35)-1" table:style-name="ce10">
            <text:p>10.6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8" table:style-name="ce7">
            <text:p>8</text:p>
          </table:table-cell>
          <table:table-cell office:value-type="float" office:value="4.9383436999999898E-2" table:style-name="ce5">
            <text:p>0.049383437</text:p>
          </table:table-cell>
          <table:table-cell office:value-type="float" office:value="5.4859487000000005E-2" table:style-name="ce19">
            <text:p>0.054859487</text:p>
          </table:table-cell>
          <table:table-cell office:value-type="percentage" office:value="0.11088839361262193" table:formula="msoxl:=IF(C36&gt;D36,C36/D36,D36/C36)-1" table:style-name="ce10">
            <text:p>11.0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multithreaded.rb</text:p>
          </table:table-cell>
          <table:table-cell office:value-type="float" office:value="16" table:style-name="ce7">
            <text:p>16</text:p>
          </table:table-cell>
          <table:table-cell office:value-type="float" office:value="9.9565455000000011E-2" table:style-name="ce5">
            <text:p>0.099565455</text:p>
          </table:table-cell>
          <table:table-cell office:value-type="float" office:value="0.10993715600000001" table:style-name="ce19">
            <text:p>0.109937156</text:p>
          </table:table-cell>
          <table:table-cell office:value-type="percentage" office:value="0.10416967411036282" table:formula="msoxl:=IF(C37&gt;D37,C37/D37,D37/C37)-1" table:style-name="ce10">
            <text:p>10.4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1" table:style-name="ce7">
            <text:p>1</text:p>
          </table:table-cell>
          <table:table-cell office:value-type="float" office:value="6.0839944000000007E-2" table:style-name="ce5">
            <text:p>0.060839944</text:p>
          </table:table-cell>
          <table:table-cell office:value-type="float" office:value="6.6543373000000003E-2" table:style-name="ce19">
            <text:p>0.066543373</text:p>
          </table:table-cell>
          <table:table-cell office:value-type="percentage" office:value="9.3744810153013836E-2" table:formula="msoxl:=IF(C38&gt;D38,C38/D38,D38/C38)-1" table:style-name="ce10">
            <text:p>9.3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2" table:style-name="ce7">
            <text:p>2</text:p>
          </table:table-cell>
          <table:table-cell office:value-type="float" office:value="6.1023219000000004E-2" table:style-name="ce5">
            <text:p>0.061023219</text:p>
          </table:table-cell>
          <table:table-cell office:value-type="float" office:value="6.7772579999999999E-2" table:style-name="ce19">
            <text:p>0.06777258</text:p>
          </table:table-cell>
          <table:table-cell office:value-type="percentage" office:value="0.11060316237988022" table:formula="msoxl:=IF(C39&gt;D39,C39/D39,D39/C39)-1" table:style-name="ce10">
            <text:p>11.0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4" table:style-name="ce7">
            <text:p>4</text:p>
          </table:table-cell>
          <table:table-cell office:value-type="float" office:value="6.0888680000000001E-2" table:style-name="ce5">
            <text:p>0.06088868</text:p>
          </table:table-cell>
          <table:table-cell office:value-type="float" office:value="6.7050421999999901E-2" table:style-name="ce19">
            <text:p>0.067050422</text:p>
          </table:table-cell>
          <table:table-cell office:value-type="percentage" office:value="0.10119683987236883" table:formula="msoxl:=IF(C40&gt;D40,C40/D40,D40/C40)-1" table:style-name="ce10">
            <text:p>10.1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8" table:style-name="ce7">
            <text:p>8</text:p>
          </table:table-cell>
          <table:table-cell office:value-type="float" office:value="6.2213255000000002E-2" table:style-name="ce5">
            <text:p>0.062213255</text:p>
          </table:table-cell>
          <table:table-cell office:value-type="float" office:value="6.8581062999999998E-2" table:style-name="ce19">
            <text:p>0.068581063</text:p>
          </table:table-cell>
          <table:table-cell office:value-type="percentage" office:value="0.10235452236022691" table:formula="msoxl:=IF(C41&gt;D41,C41/D41,D41/C41)-1" table:style-name="ce10">
            <text:p>10.2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count_shared_thread.rb</text:p>
          </table:table-cell>
          <table:table-cell office:value-type="float" office:value="16" table:style-name="ce7">
            <text:p>16</text:p>
          </table:table-cell>
          <table:table-cell office:value-type="float" office:value="6.1943555000000004E-2" table:style-name="ce5">
            <text:p>0.061943555</text:p>
          </table:table-cell>
          <table:table-cell office:value-type="float" office:value="6.9102078000000011E-2" table:style-name="ce19">
            <text:p>0.069102078</text:p>
          </table:table-cell>
          <table:table-cell office:value-type="percentage" office:value="0.11556525937202022" table:formula="msoxl:=IF(C42&gt;D42,C42/D42,D42/C42)-1" table:style-name="ce10">
            <text:p>11.5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eval.rb</text:p>
          </table:table-cell>
          <table:table-cell office:value-type="float" office:value="1000000" table:style-name="ce7">
            <text:p>1000000</text:p>
          </table:table-cell>
          <table:table-cell office:value-type="float" office:value="5.891645993" table:style-name="ce5">
            <text:p>5.891645993</text:p>
          </table:table-cell>
          <table:table-cell office:value-type="float" office:value="6.4076811439999997" table:style-name="ce19">
            <text:p>6.407681144</text:p>
          </table:table-cell>
          <table:table-cell office:value-type="percentage" office:value="8.7587603127057045E-2" table:formula="msoxl:=IF(C43&gt;D43,C43/D43,D43/C43)-1" table:style-name="ce10">
            <text:p>8.7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6" table:style-name="ce7">
            <text:p>6</text:p>
          </table:table-cell>
          <table:table-cell office:value-type="float" office:value="3.4256270000000001E-3" table:style-name="ce5">
            <text:p>0.003425627</text:p>
          </table:table-cell>
          <table:table-cell office:value-type="float" office:value="3.9862600000000002E-3" table:style-name="ce19">
            <text:p>0.00398626</text:p>
          </table:table-cell>
          <table:table-cell office:value-type="percentage" office:value="0.16365850689523409" table:formula="msoxl:=IF(C44&gt;D44,C44/D44,D44/C44)-1" table:style-name="ce10">
            <text:p>16.3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8" table:style-name="ce7">
            <text:p>8</text:p>
          </table:table-cell>
          <table:table-cell office:value-type="float" office:value="0.25199899999999997" table:style-name="ce5">
            <text:p>0.251999</text:p>
          </table:table-cell>
          <table:table-cell office:value-type="float" office:value="0.29066878600000001" table:style-name="ce19">
            <text:p>0.290668786</text:p>
          </table:table-cell>
          <table:table-cell office:value-type="percentage" office:value="0.1534521406830982" table:formula="msoxl:=IF(C45&gt;D45,C45/D45,D45/C45)-1" table:style-name="ce10">
            <text:p>15.3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nnkuch.rb</text:p>
          </table:table-cell>
          <table:table-cell office:value-type="float" office:value="10" table:style-name="ce7">
            <text:p>10</text:p>
          </table:table-cell>
          <table:table-cell office:value-type="float" office:value="29.300118005000002" table:style-name="ce5">
            <text:p>29.30011801</text:p>
          </table:table-cell>
          <table:table-cell office:value-type="float" office:value="33.421955584000003" table:style-name="ce19">
            <text:p>33.42195558</text:p>
          </table:table-cell>
          <table:table-cell office:value-type="percentage" office:value="0.1406764839068777" table:formula="msoxl:=IF(C46&gt;D46,C46/D46,D46/C46)-1" table:style-name="ce10">
            <text:p>14.0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asta.rb</text:p>
          </table:table-cell>
          <table:table-cell office:value-type="float" office:value="1000000" table:style-name="ce7">
            <text:p>1000000</text:p>
          </table:table-cell>
          <table:table-cell office:value-type="float" office:value="13.991558333" table:style-name="ce5">
            <text:p>13.99155833</text:p>
          </table:table-cell>
          <table:table-cell office:value-type="float" office:value="14.939059573" table:style-name="ce19">
            <text:p>14.93905957</text:p>
          </table:table-cell>
          <table:table-cell office:value-type="percentage" office:value="6.7719493243669326E-2" table:formula="msoxl:=IF(C47&gt;D47,C47/D47,D47/C47)-1" table:style-name="ce10">
            <text:p>6.7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" table:style-name="ce7">
            <text:p>10</text:p>
          </table:table-cell>
          <table:table-cell office:value-type="float" office:value="2.7129700000000004E-4" table:style-name="ce5">
            <text:p>0.000271297</text:p>
          </table:table-cell>
          <table:table-cell office:value-type="float" office:value="3.0897800000000001E-4" table:style-name="ce19">
            <text:p>0.000308978</text:p>
          </table:table-cell>
          <table:table-cell office:value-type="percentage" office:value="0.13889206294208911" table:formula="msoxl:=IF(C48&gt;D48,C48/D48,D48/C48)-1" table:style-name="ce10">
            <text:p>13.8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0" table:style-name="ce7">
            <text:p>100</text:p>
          </table:table-cell>
          <table:table-cell office:value-type="float" office:value="1.7977235000000001E-2" table:style-name="ce19">
            <text:p>0.017977235</text:p>
          </table:table-cell>
          <table:table-cell office:value-type="float" office:value="1.6535621E-2" table:style-name="ce5">
            <text:p>0.016535621</text:p>
          </table:table-cell>
          <table:table-cell office:value-type="percentage" office:value="8.7182332009182018E-2" table:formula="msoxl:=IF(C49&gt;D49,C49/D49,D49/C49)-1" table:style-name="ce10">
            <text:p>8.72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iber_ring.rb</text:p>
          </table:table-cell>
          <table:table-cell office:value-type="float" office:value="1000" table:style-name="ce7">
            <text:p>1000</text:p>
          </table:table-cell>
          <table:table-cell office:value-type="float" office:value="1.7237281150000001" table:style-name="ce5">
            <text:p>1.723728115</text:p>
          </table:table-cell>
          <table:table-cell office:value-type="float" office:value="1.9484599300000001" table:style-name="ce19">
            <text:p>1.94845993</text:p>
          </table:table-cell>
          <table:table-cell office:value-type="percentage" office:value="0.13037544206906437" table:formula="msoxl:=IF(C50&gt;D50,C50/D50,D50/C50)-1" table:style-name="ce10">
            <text:p>13.0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fractal.rb</text:p>
          </table:table-cell>
          <table:table-cell office:value-type="float" office:value="5" table:style-name="ce7">
            <text:p>5</text:p>
          </table:table-cell>
          <table:table-cell office:value-type="float" office:value="3.0039104889999999" table:style-name="ce5">
            <text:p>3.003910489</text:p>
          </table:table-cell>
          <table:table-cell office:value-type="float" office:value="3.0805459919999998" table:style-name="ce19">
            <text:p>3.080545992</text:p>
          </table:table-cell>
          <table:table-cell office:value-type="percentage" office:value="2.5511912981638796E-2" table:formula="msoxl:=IF(C51&gt;D51,C51/D51,D51/C51)-1" table:style-name="ce10">
            <text:p>2.5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array.rb</text:p>
          </table:table-cell>
          <table:table-cell office:value-type="float" office:value="1" table:style-name="ce7">
            <text:p>1</text:p>
          </table:table-cell>
          <table:table-cell office:value-type="float" office:value="39.619109641999998" table:style-name="ce5">
            <text:p>39.61910964</text:p>
          </table:table-cell>
          <table:table-cell office:value-type="float" office:value="100.169209495" table:style-name="ce19">
            <text:p>100.1692095</text:p>
          </table:table-cell>
          <table:table-cell office:value-type="percentage" office:value="1.5283054162532514" table:formula="msoxl:=IF(C52&gt;D52,C52/D52,D52/C52)-1" table:style-name="ce10">
            <text:p>152.8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500000" table:style-name="ce7">
            <text:p>500000</text:p>
          </table:table-cell>
          <table:table-cell office:value-type="float" office:value="0.172666499" table:style-name="ce5">
            <text:p>0.172666499</text:p>
          </table:table-cell>
          <table:table-cell office:value-type="float" office:value="0.21209483300000001" table:style-name="ce19">
            <text:p>0.212094833</text:p>
          </table:table-cell>
          <table:table-cell office:value-type="percentage" office:value="0.22834964644762978" table:formula="msoxl:=IF(C53&gt;D53,C53/D53,D53/C53)-1" table:style-name="ce10">
            <text:p>22.8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1000000" table:style-name="ce7">
            <text:p>1000000</text:p>
          </table:table-cell>
          <table:table-cell office:value-type="float" office:value="0.34599753300000002" table:style-name="ce5">
            <text:p>0.345997533</text:p>
          </table:table-cell>
          <table:table-cell office:value-type="float" office:value="0.41203504900000004" table:style-name="ce19">
            <text:p>0.412035049</text:p>
          </table:table-cell>
          <table:table-cell office:value-type="percentage" office:value="0.19086123368399854" table:formula="msoxl:=IF(C54&gt;D54,C54/D54,D54/C54)-1" table:style-name="ce10">
            <text:p>19.0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mb.rb</text:p>
          </table:table-cell>
          <table:table-cell office:value-type="float" office:value="3000000" table:style-name="ce7">
            <text:p>3000000</text:p>
          </table:table-cell>
          <table:table-cell office:value-type="float" office:value="1.086737471" table:style-name="ce5">
            <text:p>1.086737471</text:p>
          </table:table-cell>
          <table:table-cell office:value-type="float" office:value="1.4242100600000001" table:style-name="ce19">
            <text:p>1.42421006</text:p>
          </table:table-cell>
          <table:table-cell office:value-type="percentage" office:value="0.31053736344387084" table:formula="msoxl:=IF(C55&gt;D55,C55/D55,D55/C55)-1" table:style-name="ce10">
            <text:p>31.0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gc_string.rb</text:p>
          </table:table-cell>
          <table:table-cell office:value-type="float" office:value="1" table:style-name="ce7">
            <text:p>1</text:p>
          </table:table-cell>
          <table:table-cell office:value-type="float" office:value="3.0902121899999999" table:style-name="ce5">
            <text:p>3.09021219</text:p>
          </table:table-cell>
          <table:table-cell office:value-type="float" office:value="4.3392811089999999" table:style-name="ce19">
            <text:p>4.339281109</text:p>
          </table:table-cell>
          <table:table-cell office:value-type="percentage" office:value="0.4042016671353561" table:formula="msoxl:=IF(C56&gt;D56,C56/D56,D56/C56)-1" table:style-name="ce10">
            <text:p>40.4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knucleotide.rb</text:p>
          </table:table-cell>
          <table:table-cell office:value-type="float" office:value="1" table:style-name="ce7">
            <text:p>1</text:p>
          </table:table-cell>
          <table:table-cell office:value-type="float" office:value="0.82646850100000002" table:style-name="ce5">
            <text:p>0.826468501</text:p>
          </table:table-cell>
          <table:table-cell office:value-type="float" office:value="0.8543074610000001" table:style-name="ce19">
            <text:p>0.854307461</text:p>
          </table:table-cell>
          <table:table-cell office:value-type="percentage" office:value="3.3684235958558517E-2" table:formula="msoxl:=IF(C57&gt;D57,C57/D57,D57/C57)-1" table:style-name="ce10">
            <text:p>3.3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9689" table:style-name="ce7">
            <text:p>9689</text:p>
          </table:table-cell>
          <table:table-cell office:value-type="float" office:value="4.6114462400000003" table:style-name="ce19">
            <text:p>4.61144624</text:p>
          </table:table-cell>
          <table:table-cell office:value-type="float" office:value="4.497691187" table:style-name="ce5">
            <text:p>4.497691187</text:p>
          </table:table-cell>
          <table:table-cell office:value-type="percentage" office:value="2.5291877158839737E-2" table:formula="msoxl:=IF(C58&gt;D58,C58/D58,D58/C58)-1" table:style-name="ce10">
            <text:p>2.53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9941" table:style-name="ce7">
            <text:p>9941</text:p>
          </table:table-cell>
          <table:table-cell office:value-type="float" office:value="4.979570635" table:style-name="ce19">
            <text:p>4.979570635</text:p>
          </table:table-cell>
          <table:table-cell office:value-type="float" office:value="4.8519993460000004" table:style-name="ce5">
            <text:p>4.851999346</text:p>
          </table:table-cell>
          <table:table-cell office:value-type="percentage" office:value="2.62925198259083E-2" table:formula="msoxl:=IF(C59&gt;D59,C59/D59,D59/C59)-1" table:style-name="ce10">
            <text:p>2.63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11213" table:style-name="ce7">
            <text:p>11213</text:p>
          </table:table-cell>
          <table:table-cell office:value-type="float" office:value="7.0961780680000004" table:style-name="ce19">
            <text:p>7.096178068</text:p>
          </table:table-cell>
          <table:table-cell office:value-type="float" office:value="6.9237176790000001" table:style-name="ce5">
            <text:p>6.923717679</text:p>
          </table:table-cell>
          <table:table-cell office:value-type="percentage" office:value="2.4908639692672763E-2" table:formula="msoxl:=IF(C60&gt;D60,C60/D60,D60/C60)-1" table:style-name="ce10">
            <text:p>2.49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lucas_lehmer.rb</text:p>
          </table:table-cell>
          <table:table-cell office:value-type="float" office:value="19937" table:style-name="ce7">
            <text:p>19937</text:p>
          </table:table-cell>
          <table:table-cell office:value-type="float" office:value="38.069223143000002" table:style-name="ce19">
            <text:p>38.06922314</text:p>
          </table:table-cell>
          <table:table-cell office:value-type="float" office:value="36.966970103000001" table:style-name="ce5">
            <text:p>36.9669701</text:p>
          </table:table-cell>
          <table:table-cell office:value-type="percentage" office:value="2.9817240550924939E-2" table:formula="msoxl:=IF(C61&gt;D61,C61/D61,D61/C61)-1" table:style-name="ce10">
            <text:p>2.98%</text:p>
          </table:table-cell>
          <table:table-cell table:style-name="ce4"/>
          <table:table-cell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andelbrot.rb</text:p>
          </table:table-cell>
          <table:table-cell office:value-type="float" office:value="1" table:style-name="ce7">
            <text:p>1</text:p>
          </table:table-cell>
          <table:table-cell office:value-type="float" office:value="30.206907667999999" table:style-name="ce19">
            <text:p>30.20690767</text:p>
          </table:table-cell>
          <table:table-cell office:value-type="float" office:value="29.574477203000001" table:style-name="ce5">
            <text:p>29.5744772</text:p>
          </table:table-cell>
          <table:table-cell office:value-type="percentage" office:value="2.1384332871177358E-2" table:formula="msoxl:=IF(C62&gt;D62,C62/D62,D62/C62)-1" table:style-name="ce10">
            <text:p>2.14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bari_bogus1.rb</text:p>
          </table:table-cell>
          <table:table-cell office:value-type="float" office:value="1" table:style-name="ce7">
            <text:p>1</text:p>
          </table:table-cell>
          <table:table-cell office:value-type="float" office:value="7.8408100000000001E-3" table:style-name="ce5">
            <text:p>0.00784081</text:p>
          </table:table-cell>
          <table:table-cell office:value-type="float" office:value="1.2108522E-2" table:style-name="ce19">
            <text:p>0.012108522</text:p>
          </table:table-cell>
          <table:table-cell office:value-type="percentage" office:value="0.54429478587033731" table:formula="msoxl:=IF(C63&gt;D63,C63/D63,D63/C63)-1" table:style-name="ce10">
            <text:p>54.4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rgesort.rb</text:p>
          </table:table-cell>
          <table:table-cell office:value-type="float" office:value="1" table:style-name="ce7">
            <text:p>1</text:p>
          </table:table-cell>
          <table:table-cell office:value-type="float" office:value="0.65893875000000002" table:style-name="ce5">
            <text:p>0.65893875</text:p>
          </table:table-cell>
          <table:table-cell office:value-type="float" office:value="0.69712072300000005" table:style-name="ce19">
            <text:p>0.697120723</text:p>
          </table:table-cell>
          <table:table-cell office:value-type="percentage" office:value="5.7944646600309957E-2" table:formula="msoxl:=IF(C64&gt;D64,C64/D64,D64/C64)-1" table:style-name="ce10">
            <text:p>5.7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rgesort_hongli.rb</text:p>
          </table:table-cell>
          <table:table-cell office:value-type="float" office:value="3000" table:style-name="ce7">
            <text:p>3000</text:p>
          </table:table-cell>
          <table:table-cell office:value-type="float" office:value="1.107539297" table:style-name="ce5">
            <text:p>1.107539297</text:p>
          </table:table-cell>
          <table:table-cell office:value-type="float" office:value="1.1502294280000001" table:style-name="ce19">
            <text:p>1.150229428</text:p>
          </table:table-cell>
          <table:table-cell office:value-type="percentage" office:value="3.8545026001005178E-2" table:formula="msoxl:=IF(C65&gt;D65,C65/D65,D65/C65)-1" table:style-name="ce10">
            <text:p>3.85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eteor_contest.rb</text:p>
          </table:table-cell>
          <table:table-cell office:value-type="float" office:value="1" table:style-name="ce7">
            <text:p>1</text:p>
          </table:table-cell>
          <table:table-cell office:value-type="float" office:value="7.63312188" table:style-name="ce5">
            <text:p>7.63312188</text:p>
          </table:table-cell>
          <table:table-cell office:value-type="float" office:value="7.8250705050000002" table:style-name="ce19">
            <text:p>7.825070505</text:p>
          </table:table-cell>
          <table:table-cell office:value-type="percentage" office:value="2.514680467803565E-2" table:formula="msoxl:=IF(C66&gt;D66,C66/D66,D66/C66)-1" table:style-name="ce10">
            <text:p>2.5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monte_carlo_pi.rb</text:p>
          </table:table-cell>
          <table:table-cell office:value-type="float" office:value="10000000" table:style-name="ce7">
            <text:p>10000000</text:p>
          </table:table-cell>
          <table:table-cell office:value-type="float" office:value="7.8275694749999998" table:style-name="ce5">
            <text:p>7.827569475</text:p>
          </table:table-cell>
          <table:table-cell office:value-type="float" office:value="7.924275851" table:style-name="ce19">
            <text:p>7.924275851</text:p>
          </table:table-cell>
          <table:table-cell office:value-type="percentage" office:value="1.2354585457064804E-2" table:formula="msoxl:=IF(C67&gt;D67,C67/D67,D67/C67)-1" table:style-name="ce10">
            <text:p>1.2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body.rb</text:p>
          </table:table-cell>
          <table:table-cell office:value-type="float" office:value="100000" table:style-name="ce7">
            <text:p>100000</text:p>
          </table:table-cell>
          <table:table-cell office:value-type="float" office:value="5.5687655789999999" table:style-name="ce5">
            <text:p>5.568765579</text:p>
          </table:table-cell>
          <table:table-cell office:value-type="float" office:value="6.258445976" table:style-name="ce19">
            <text:p>6.258445976</text:p>
          </table:table-cell>
          <table:table-cell office:value-type="percentage" office:value="0.12384798519815732" table:formula="msoxl:=IF(C68&gt;D68,C68/D68,D68/C68)-1" table:style-name="ce10">
            <text:p>12.3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sieve.rb</text:p>
          </table:table-cell>
          <table:table-cell office:value-type="float" office:value="9" table:style-name="ce7">
            <text:p>9</text:p>
          </table:table-cell>
          <table:table-cell office:value-type="string" table:style-name="ce20">
            <text:p>NoMethodError</text:p>
          </table:table-cell>
          <table:table-cell office:value-type="string" table:style-name="ce20">
            <text:p>NoMethod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nsieve_bits.rb</text:p>
          </table:table-cell>
          <table:table-cell office:value-type="float" office:value="8" table:style-name="ce7">
            <text:p>8</text:p>
          </table:table-cell>
          <table:table-cell office:value-type="float" office:value="2.3847757139999999" table:style-name="ce5">
            <text:p>2.384775714</text:p>
          </table:table-cell>
          <table:table-cell office:value-type="float" office:value="2.499013701" table:style-name="ce19">
            <text:p>2.499013701</text:p>
          </table:table-cell>
          <table:table-cell office:value-type="percentage" office:value="4.7903031857192024E-2" table:formula="msoxl:=IF(C70&gt;D70,C70/D70,D70/C70)-1" table:style-name="ce10">
            <text:p>4.7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open_many_files.rb</text:p>
          </table:table-cell>
          <table:table-cell office:value-type="float" office:value="50000" table:style-name="ce7">
            <text:p>50000</text:p>
          </table:table-cell>
          <table:table-cell office:value-type="float" office:value="0.24454738600000001" table:style-name="ce5">
            <text:p>0.244547386</text:p>
          </table:table-cell>
          <table:table-cell office:value-type="float" office:value="0.43339307100000002" table:style-name="ce19">
            <text:p>0.433393071</text:p>
          </table:table-cell>
          <table:table-cell office:value-type="percentage" office:value="0.77222532650584141" table:formula="msoxl:=IF(C71&gt;D71,C71/D71,D71/C71)-1" table:style-name="ce10">
            <text:p>77.2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artial_sums.rb</text:p>
          </table:table-cell>
          <table:table-cell office:value-type="float" office:value="2500000" table:style-name="ce7">
            <text:p>2500000</text:p>
          </table:table-cell>
          <table:table-cell office:value-type="float" office:value="14.39632729" table:style-name="ce5">
            <text:p>14.39632729</text:p>
          </table:table-cell>
          <table:table-cell office:value-type="float" office:value="16.61144084" table:style-name="ce19">
            <text:p>16.61144084</text:p>
          </table:table-cell>
          <table:table-cell office:value-type="percentage" office:value="0.15386657342381116" table:formula="msoxl:=IF(C72&gt;D72,C72/D72,D72/C72)-1" table:style-name="ce10">
            <text:p>15.3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" table:style-name="ce7">
            <text:p>3000</text:p>
          </table:table-cell>
          <table:table-cell office:value-type="float" office:value="1.1626733E-2" table:style-name="ce5">
            <text:p>0.011626733</text:p>
          </table:table-cell>
          <table:table-cell office:value-type="float" office:value="1.2709157E-2" table:style-name="ce19">
            <text:p>0.012709157</text:p>
          </table:table-cell>
          <table:table-cell office:value-type="percentage" office:value="9.3097863346479182E-2" table:formula="msoxl:=IF(C73&gt;D73,C73/D73,D73/C73)-1" table:style-name="ce10">
            <text:p>9.3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" table:style-name="ce7">
            <text:p>30000</text:p>
          </table:table-cell>
          <table:table-cell office:value-type="float" office:value="0.12796670700000001" table:style-name="ce19">
            <text:p>0.127966707</text:p>
          </table:table-cell>
          <table:table-cell office:value-type="float" office:value="0.12561736200000001" table:style-name="ce5">
            <text:p>0.125617362</text:p>
          </table:table-cell>
          <table:table-cell office:value-type="percentage" office:value="1.8702390836706106E-2" table:formula="msoxl:=IF(C74&gt;D74,C74/D74,D74/C74)-1" table:style-name="ce10">
            <text:p>1.87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0" table:style-name="ce7">
            <text:p>300000</text:p>
          </table:table-cell>
          <table:table-cell office:value-type="float" office:value="1.403646535" table:style-name="ce19">
            <text:p>1.403646535</text:p>
          </table:table-cell>
          <table:table-cell office:value-type="float" office:value="1.3666030179999999" table:style-name="ce5">
            <text:p>1.366603018</text:p>
          </table:table-cell>
          <table:table-cell office:value-type="percentage" office:value="2.7106274837745303E-2" table:formula="msoxl:=IF(C75&gt;D75,C75/D75,D75/C75)-1" table:style-name="ce10">
            <text:p>2.71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primes.rb</text:p>
          </table:table-cell>
          <table:table-cell office:value-type="float" office:value="3000000" table:style-name="ce7">
            <text:p>3000000</text:p>
          </table:table-cell>
          <table:table-cell office:value-type="float" office:value="17.760902944000001" table:style-name="ce19">
            <text:p>17.76090294</text:p>
          </table:table-cell>
          <table:table-cell office:value-type="float" office:value="17.543893706999999" table:style-name="ce5">
            <text:p>17.54389371</text:p>
          </table:table-cell>
          <table:table-cell office:value-type="percentage" office:value="1.2369502496097251E-2" table:formula="msoxl:=IF(C76&gt;D76,C76/D76,D76/C76)-1" table:style-name="ce10">
            <text:p>1.24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quicksort.rb</text:p>
          </table:table-cell>
          <table:table-cell office:value-type="float" office:value="1" table:style-name="ce7">
            <text:p>1</text:p>
          </table:table-cell>
          <table:table-cell office:value-type="float" office:value="1.4317953649999999" table:style-name="ce5">
            <text:p>1.431795365</text:p>
          </table:table-cell>
          <table:table-cell office:value-type="float" office:value="1.500622844" table:style-name="ce19">
            <text:p>1.500622844</text:p>
          </table:table-cell>
          <table:table-cell office:value-type="percentage" office:value="4.8070751367462305E-2" table:formula="msoxl:=IF(C77&gt;D77,C77/D77,D77/C77)-1" table:style-name="ce10">
            <text:p>4.8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ad_large.rb</text:p>
          </table:table-cell>
          <table:table-cell office:value-type="float" office:value="100" table:style-name="ce7">
            <text:p>100</text:p>
          </table:table-cell>
          <table:table-cell office:value-type="float" office:value="2.4407550580000001" table:style-name="ce5">
            <text:p>2.440755058</text:p>
          </table:table-cell>
          <table:table-cell office:value-type="float" office:value="2.8807387530000002" table:style-name="ce19">
            <text:p>2.880738753</text:p>
          </table:table-cell>
          <table:table-cell office:value-type="percentage" office:value="0.18026540334634422" table:formula="msoxl:=IF(C78&gt;D78,C78/D78,D78/C78)-1" table:style-name="ce10">
            <text:p>18.0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gex_dna.rb</text:p>
          </table:table-cell>
          <table:table-cell office:value-type="float" office:value="20" table:style-name="ce7">
            <text:p>20</text:p>
          </table:table-cell>
          <table:table-cell office:value-type="float" office:value="2.7966570640000001" table:style-name="ce19">
            <text:p>2.796657064</text:p>
          </table:table-cell>
          <table:table-cell office:value-type="float" office:value="2.7598080199999999" table:style-name="ce5">
            <text:p>2.75980802</text:p>
          </table:table-cell>
          <table:table-cell office:value-type="percentage" office:value="1.3352031638780515E-2" table:formula="msoxl:=IF(C79&gt;D79,C79/D79,D79/C79)-1" table:style-name="ce10">
            <text:p>1.34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reverse_compliment.rb</text:p>
          </table:table-cell>
          <table:table-cell office:value-type="float" office:value="1" table:style-name="ce7">
            <text:p>1</text:p>
          </table:table-cell>
          <table:table-cell office:value-type="float" office:value="2.781932023" table:style-name="ce5">
            <text:p>2.781932023</text:p>
          </table:table-cell>
          <table:table-cell office:value-type="float" office:value="3.3444038279999999" table:style-name="ce19">
            <text:p>3.344403828</text:p>
          </table:table-cell>
          <table:table-cell office:value-type="percentage" office:value="0.20218747271669035" table:formula="msoxl:=IF(C80&gt;D80,C80/D80,D80/C80)-1" table:style-name="ce10">
            <text:p>20.2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1" table:style-name="ce7">
            <text:p>1</text:p>
          </table:table-cell>
          <table:table-cell office:value-type="float" office:value="0.215799293" table:style-name="ce19">
            <text:p>0.215799293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100" table:style-name="ce7">
            <text:p>100</text:p>
          </table:table-cell>
          <table:table-cell office:value-type="float" office:value="0.143231417" table:style-name="ce19">
            <text:p>0.143231417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connect.rb</text:p>
          </table:table-cell>
          <table:table-cell office:value-type="float" office:value="500" table:style-name="ce7">
            <text:p>500</text:p>
          </table:table-cell>
          <table:table-cell office:value-type="float" office:value="0.17337777800000001" table:style-name="ce19">
            <text:p>0.173377778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" table:style-name="ce7">
            <text:p>1</text:p>
          </table:table-cell>
          <table:table-cell office:value-type="float" office:value="0.13836809799999999" table:style-name="ce19">
            <text:p>0.138368098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00" table:style-name="ce7">
            <text:p>100</text:p>
          </table:table-cell>
          <table:table-cell office:value-type="float" office:value="0.13823897100000002" table:style-name="ce19">
            <text:p>0.138238971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imple_server.rb</text:p>
          </table:table-cell>
          <table:table-cell office:value-type="float" office:value="100000" table:style-name="ce7">
            <text:p>100000</text:p>
          </table:table-cell>
          <table:table-cell office:value-type="float" office:value="1.4107948699999999" table:style-name="ce19">
            <text:p>1.41079487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ckermann.rb</text:p>
          </table:table-cell>
          <table:table-cell office:value-type="float" office:value="7" table:style-name="ce7">
            <text:p>7</text:p>
          </table:table-cell>
          <table:table-cell office:value-type="float" office:value="5.9196871000000005E-2" table:style-name="ce19">
            <text:p>0.059196871</text:p>
          </table:table-cell>
          <table:table-cell office:value-type="float" office:value="5.6390407000000004E-2" table:style-name="ce5">
            <text:p>0.056390407</text:p>
          </table:table-cell>
          <table:table-cell office:value-type="percentage" office:value="4.9768465051156729E-2" table:formula="msoxl:=IF(C87&gt;D87,C87/D87,D87/C87)-1" table:style-name="ce10">
            <text:p>4.98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ckermann.rb</text:p>
          </table:table-cell>
          <table:table-cell office:value-type="float" office:value="9" table:style-name="ce7">
            <text:p>9</text:p>
          </table:table-cell>
          <table:table-cell office:value-type="float" office:value="0.9567455250000001" table:style-name="ce19">
            <text:p>0.956745525</text:p>
          </table:table-cell>
          <table:table-cell office:value-type="float" office:value="0.90913146800000011" table:style-name="ce5">
            <text:p>0.909131468</text:p>
          </table:table-cell>
          <table:table-cell office:value-type="percentage" office:value="5.2373126083454347E-2" table:formula="msoxl:=IF(C88&gt;D88,C88/D88,D88/C88)-1" table:style-name="ce10">
            <text:p>5.24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array.rb</text:p>
          </table:table-cell>
          <table:table-cell office:value-type="float" office:value="9000" table:style-name="ce7">
            <text:p>9000</text:p>
          </table:table-cell>
          <table:table-cell office:value-type="float" office:value="1.938462914" table:style-name="ce5">
            <text:p>1.938462914</text:p>
          </table:table-cell>
          <table:table-cell office:value-type="float" office:value="2.056913658" table:style-name="ce19">
            <text:p>2.056913658</text:p>
          </table:table-cell>
          <table:table-cell office:value-type="percentage" office:value="6.1105499179026301E-2" table:formula="msoxl:=IF(C89&gt;D89,C89/D89,D89/C89)-1" table:style-name="ce10">
            <text:p>6.11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count_words.rb</text:p>
          </table:table-cell>
          <table:table-cell office:value-type="float" office:value="100" table:style-name="ce7">
            <text:p>100</text:p>
          </table:table-cell>
          <table:table-cell office:value-type="float" office:value="2.8305162240000001" table:style-name="ce5">
            <text:p>2.830516224</text:p>
          </table:table-cell>
          <table:table-cell office:value-type="float" office:value="3.452676807" table:style-name="ce19">
            <text:p>3.452676807</text:p>
          </table:table-cell>
          <table:table-cell office:value-type="percentage" office:value="0.21980463412457718" table:formula="msoxl:=IF(C90&gt;D90,C90/D90,D90/C90)-1" table:style-name="ce10">
            <text:p>21.9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exception.rb</text:p>
          </table:table-cell>
          <table:table-cell office:value-type="float" office:value="500000" table:style-name="ce7">
            <text:p>500000</text:p>
          </table:table-cell>
          <table:table-cell office:value-type="float" office:value="8.3243589539999991" table:style-name="ce5">
            <text:p>8.324358954</text:p>
          </table:table-cell>
          <table:table-cell office:value-type="float" office:value="9.0176975010000007" table:style-name="ce19">
            <text:p>9.017697501</text:p>
          </table:table-cell>
          <table:table-cell office:value-type="percentage" office:value="8.3290323114531217E-2" table:formula="msoxl:=IF(C91&gt;D91,C91/D91,D91/C91)-1" table:style-name="ce10">
            <text:p>8.3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lists.rb</text:p>
          </table:table-cell>
          <table:table-cell office:value-type="float" office:value="1000" table:style-name="ce7">
            <text:p>1000</text:p>
          </table:table-cell>
          <table:table-cell office:value-type="float" office:value="4.4833277000000002" table:style-name="ce5">
            <text:p>4.4833277</text:p>
          </table:table-cell>
          <table:table-cell office:value-type="float" office:value="4.8759906639999997" table:style-name="ce19">
            <text:p>4.875990664</text:p>
          </table:table-cell>
          <table:table-cell office:value-type="percentage" office:value="8.7582927297507052E-2" table:formula="msoxl:=IF(C92&gt;D92,C92/D92,D92/C92)-1" table:style-name="ce10">
            <text:p>8.7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lists_small.rb</text:p>
          </table:table-cell>
          <table:table-cell office:value-type="float" office:value="1000" table:style-name="ce7">
            <text:p>1000</text:p>
          </table:table-cell>
          <table:table-cell office:value-type="float" office:value="0.90529874700000001" table:style-name="ce5">
            <text:p>0.905298747</text:p>
          </table:table-cell>
          <table:table-cell office:value-type="float" office:value="0.98481119800000005" table:style-name="ce19">
            <text:p>0.984811198</text:p>
          </table:table-cell>
          <table:table-cell office:value-type="percentage" office:value="8.7830068542003703E-2" table:formula="msoxl:=IF(C93&gt;D93,C93/D93,D93/C93)-1" table:style-name="ce10">
            <text:p>8.7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matrix.rb</text:p>
          </table:table-cell>
          <table:table-cell office:value-type="float" office:value="60" table:style-name="ce7">
            <text:p>60</text:p>
          </table:table-cell>
          <table:table-cell office:value-type="float" office:value="0.592217192" table:style-name="ce19">
            <text:p>0.592217192</text:p>
          </table:table-cell>
          <table:table-cell office:value-type="float" office:value="0.55373210800000006" table:style-name="ce5">
            <text:p>0.553732108</text:p>
          </table:table-cell>
          <table:table-cell office:value-type="percentage" office:value="6.9501268653180404E-2" table:formula="msoxl:=IF(C94&gt;D94,C94/D94,D94/C94)-1" table:style-name="ce10">
            <text:p>6.95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500000" table:style-name="ce7">
            <text:p>500000</text:p>
          </table:table-cell>
          <table:table-cell office:value-type="float" office:value="0.41330914300000005" table:style-name="ce5">
            <text:p>0.413309143</text:p>
          </table:table-cell>
          <table:table-cell office:value-type="float" office:value="0.43098187100000002" table:style-name="ce19">
            <text:p>0.430981871</text:p>
          </table:table-cell>
          <table:table-cell office:value-type="percentage" office:value="4.275910247647241E-2" table:formula="msoxl:=IF(C95&gt;D95,C95/D95,D95/C95)-1" table:style-name="ce10">
            <text:p>4.28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1000000" table:style-name="ce7">
            <text:p>1000000</text:p>
          </table:table-cell>
          <table:table-cell office:value-type="float" office:value="0.81668691900000001" table:style-name="ce5">
            <text:p>0.816686919</text:p>
          </table:table-cell>
          <table:table-cell office:value-type="float" office:value="0.86177349400000003" table:style-name="ce19">
            <text:p>0.861773494</text:p>
          </table:table-cell>
          <table:table-cell office:value-type="percentage" office:value="5.5206681962295612E-2" table:formula="msoxl:=IF(C96&gt;D96,C96/D96,D96/C96)-1" table:style-name="ce10">
            <text:p>5.52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object.rb</text:p>
          </table:table-cell>
          <table:table-cell office:value-type="float" office:value="1500000" table:style-name="ce7">
            <text:p>1500000</text:p>
          </table:table-cell>
          <table:table-cell office:value-type="float" office:value="1.2244304749999999" table:style-name="ce5">
            <text:p>1.224430475</text:p>
          </table:table-cell>
          <table:table-cell office:value-type="float" office:value="1.293844888" table:style-name="ce19">
            <text:p>1.293844888</text:p>
          </table:table-cell>
          <table:table-cell office:value-type="percentage" office:value="5.6691183711349513E-2" table:formula="msoxl:=IF(C97&gt;D97,C97/D97,D97/C97)-1" table:style-name="ce10">
            <text:p>5.6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_sieve.rb</text:p>
          </table:table-cell>
          <table:table-cell office:value-type="float" office:value="4000" table:style-name="ce7">
            <text:p>4000</text:p>
          </table:table-cell>
          <table:table-cell office:value-type="float" office:value="8.6503851639999993" table:style-name="ce5">
            <text:p>8.650385164</text:p>
          </table:table-cell>
          <table:table-cell office:value-type="float" office:value="9.0314037119999995" table:style-name="ce19">
            <text:p>9.031403712</text:p>
          </table:table-cell>
          <table:table-cell office:value-type="percentage" office:value="4.404642576907114E-2" table:formula="msoxl:=IF(C98&gt;D98,C98/D98,D98/C98)-1" table:style-name="ce10">
            <text:p>4.4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cket_transfer_1mb.rb</text:p>
          </table:table-cell>
          <table:table-cell office:value-type="float" office:value="10000" table:style-name="ce7">
            <text:p>10000</text:p>
          </table:table-cell>
          <table:table-cell office:value-type="float" office:value="0.305924419" table:style-name="ce19">
            <text:p>0.305924419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ocket_transfer_1mb.rb</text:p>
          </table:table-cell>
          <table:table-cell office:value-type="float" office:value="1000000" table:style-name="ce7">
            <text:p>1000000</text:p>
          </table:table-cell>
          <table:table-cell office:value-type="float" office:value="0.30388280000000001" table:style-name="ce19">
            <text:p>0.3038828</text:p>
          </table:table-cell>
          <table:table-cell office:value-type="string" table:style-name="ce20">
            <text:p>SocketError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pectral_norm.rb</text:p>
          </table:table-cell>
          <table:table-cell office:value-type="float" office:value="100" table:style-name="ce7">
            <text:p>100</text:p>
          </table:table-cell>
          <table:table-cell office:value-type="float" office:value="0.23266850700000002" table:style-name="ce19">
            <text:p>0.232668507</text:p>
          </table:table-cell>
          <table:table-cell office:value-type="float" office:value="0.23036978100000002" table:style-name="ce5">
            <text:p>0.230369781</text:p>
          </table:table-cell>
          <table:table-cell office:value-type="percentage" office:value="9.9784181328888E-3" table:formula="msoxl:=IF(C101&gt;D101,C101/D101,D101/C101)-1" table:style-name="ce10">
            <text:p>1.00%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tring_concat.rb</text:p>
          </table:table-cell>
          <table:table-cell office:value-type="float" office:value="10000000" table:style-name="ce7">
            <text:p>10000000</text:p>
          </table:table-cell>
          <table:table-cell office:value-type="float" office:value="1.5252510350000001" table:style-name="ce5">
            <text:p>1.525251035</text:p>
          </table:table-cell>
          <table:table-cell office:value-type="float" office:value="2.7925180439999999" table:style-name="ce19">
            <text:p>2.792518044</text:p>
          </table:table-cell>
          <table:table-cell office:value-type="percentage" office:value="0.83085798987836768" table:formula="msoxl:=IF(C102&gt;D102,C102/D102,D102/C102)-1" table:style-name="ce10">
            <text:p>83.09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sum_file.rb</text:p>
          </table:table-cell>
          <table:table-cell office:value-type="float" office:value="100" table:style-name="ce7">
            <text:p>100</text:p>
          </table:table-cell>
          <table:table-cell office:value-type="float" office:value="3.816732778" table:style-name="ce5">
            <text:p>3.816732778</text:p>
          </table:table-cell>
          <table:table-cell office:value-type="float" office:value="4.0814500169999999" table:style-name="ce19">
            <text:p>4.081450017</text:p>
          </table:table-cell>
          <table:table-cell office:value-type="percentage" office:value="6.9357027174093533E-2" table:formula="msoxl:=IF(C103&gt;D103,C103/D103,D103/C103)-1" table:style-name="ce10">
            <text:p>6.94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word_anagrams.rb</text:p>
          </table:table-cell>
          <table:table-cell office:value-type="float" office:value="1" table:style-name="ce7">
            <text:p>1</text:p>
          </table:table-cell>
          <table:table-cell office:value-type="float" office:value="3.774945711" table:style-name="ce5">
            <text:p>3.774945711</text:p>
          </table:table-cell>
          <table:table-cell office:value-type="float" office:value="4.0543655699999999" table:style-name="ce19">
            <text:p>4.05436557</text:p>
          </table:table-cell>
          <table:table-cell office:value-type="percentage" office:value="7.4019570185018813E-2" table:formula="msoxl:=IF(C104&gt;D104,C104/D104,D104/C104)-1" table:style-name="ce10">
            <text:p>7.40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micro-benchmarks/bm_write_large.rb</text:p>
          </table:table-cell>
          <table:table-cell office:value-type="float" office:value="100" table:style-name="ce7">
            <text:p>100</text:p>
          </table:table-cell>
          <table:table-cell office:value-type="float" office:value="0.14703407200000002" table:style-name="ce5">
            <text:p>0.147034072</text:p>
          </table:table-cell>
          <table:table-cell office:value-type="float" office:value="0.469665" table:style-name="ce19">
            <text:p>0.469665</text:p>
          </table:table-cell>
          <table:table-cell office:value-type="percentage" office:value="2.1942596271155432" table:formula="msoxl:=IF(C105&gt;D105,C105/D105,D105/C105)-1" table:style-name="ce10">
            <text:p>219.43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against_itself_darkfish.rb</text:p>
          </table:table-cell>
          <table:table-cell office:value-type="float" office:value="1" table:style-name="ce7">
            <text:p>1</text:p>
          </table:table-cell>
          <table:table-cell office:value-type="float" office:value="6.9907817750000003" table:style-name="ce5">
            <text:p>6.990781775</text:p>
          </table:table-cell>
          <table:table-cell office:value-type="float" office:value="7.5613543070000002" table:style-name="ce19">
            <text:p>7.561354307</text:p>
          </table:table-cell>
          <table:table-cell office:value-type="percentage" office:value="8.1617843377753019E-2" table:formula="msoxl:=IF(C106&gt;D106,C106/D106,D106/C106)-1" table:style-name="ce10">
            <text:p>8.16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against_itself_ri.rb</text:p>
          </table:table-cell>
          <table:table-cell office:value-type="float" office:value="1" table:style-name="ce7">
            <text:p>1</text:p>
          </table:table-cell>
          <table:table-cell office:value-type="float" office:value="5.5802289969999999" table:style-name="ce5">
            <text:p>5.580228997</text:p>
          </table:table-cell>
          <table:table-cell office:value-type="float" office:value="9.1776264849999993" table:style-name="ce19">
            <text:p>9.177626485</text:p>
          </table:table-cell>
          <table:table-cell office:value-type="percentage" office:value="0.64466843384635375" table:formula="msoxl:=IF(C107&gt;D107,C107/D107,D107/C107)-1" table:style-name="ce10">
            <text:p>64.47%</text:p>
          </table:table-cell>
          <table:table-cell table:style-name="ce1"/>
          <table:table-cell table:style-name="ce4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rdoc/bm_rdoc_core_darkfish.rb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SystemExit</text:p>
          </table:table-cell>
          <table:table-cell office:value-type="float" office:value="114.61104833100001" table:style-name="ce19">
            <text:p>114.6110483</text:p>
          </table:table-cell>
          <table:table-cell table:style-name="ce10"/>
          <table:table-cell table:number-columns-repeated="3" table:style-name="ce1"/>
          <table:table-cell table:style-name="ce2"/>
          <table:table-cell table:number-columns-repeated="16375"/>
        </table:table-row>
        <table:table-row table:style-name="ro3">
          <table:table-cell office:value-type="string" table:style-name="ce15">
            <text:p>Total</text:p>
          </table:table-cell>
          <table:table-cell table:style-name="ce16"/>
          <table:table-cell office:value-type="float" office:value="369.38946305700011" table:formula="msoxl:=SUM(C2:C13,C15:C68,C70:C80,C87:C98,C101:C107)" table:style-name="ce17">
            <text:p>369.3894631</text:p>
          </table:table-cell>
          <table:table-cell office:value-type="float" office:value="451.43724020900004" table:formula="msoxl:=SUM(D2:D13,D15:D68,D70:D80,D87:D98,D101:D107)" table:style-name="ce17">
            <text:p>451.4372402</text:p>
          </table:table-cell>
          <table:table-cell office:value-type="percentage" office:value="0.2221172647237617" table:formula="msoxl:=IF(C109&gt;D109,C109/D109,D109/C109)-1" table:style-name="ce18">
            <text:p>22.21%</text:p>
          </table:table-cell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2"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484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Correcto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1" style:scale-to="95%" style:table-centering="none" style:print="objects charts drawings"/>
      <style:header-style>
        <style:header-footer-properties fo:min-height="0.82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onçalo S. Silva</dc:creator>
    <meta:creation-date>2010-02-22T12:02:52Z</meta:creation-date>
    <dc:date>2010-02-22T12:03:04Z</dc:date>
    <meta:print-date>2010-02-22T11:58:40Z</meta:print-date>
  </office:meta>
</office:document-meta>
</file>